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draw:fill="none" fo:min-height="0.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1cm" fo:min-width="1.11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fo:text-shadow="none" fo:font-weight="bold"/>
    </style:style>
    <style:style style:name="P4" style:family="paragraph">
      <style:text-properties fo:font-size="6pt"/>
    </style:style>
    <style:style style:name="P5" style:family="paragraph">
      <style:text-properties fo:font-size="8pt"/>
    </style:style>
    <style:style style:name="P6" style:family="paragraph">
      <style:text-properties fo:font-size="5.5pt"/>
    </style:style>
    <style:style style:name="P7" style:family="paragraph">
      <style:text-properties fo:font-family="Symbol" fo:font-size="6pt"/>
    </style:style>
    <style:style style:name="P8" style:family="paragraph">
      <style:paragraph-properties fo:margin-left="0cm" fo:margin-right="0cm" fo:text-indent="0cm"/>
      <style:text-properties fo:font-size="6pt"/>
    </style:style>
    <style:style style:name="T1" style:family="text">
      <style:text-properties fo:font-size="14pt" fo:text-shadow="none" fo:font-weight="bold"/>
    </style:style>
    <style:style style:name="T2" style:family="text">
      <style:text-properties fo:font-size="6pt"/>
    </style:style>
    <style:style style:name="T3" style:family="text">
      <style:text-properties fo:font-size="8pt"/>
    </style:style>
    <style:style style:name="T4" style:family="text">
      <style:text-properties fo:font-size="5.5pt"/>
    </style:style>
    <style:style style:name="T5" style:family="text">
      <style:text-properties style:text-position="33% 58%" fo:font-size="8pt"/>
    </style:style>
    <style:style style:name="T6" style:family="text">
      <style:text-properties fo:font-family="Symbol" fo:font-size="8pt"/>
    </style:style>
    <style:style style:name="T7" style:family="text">
      <style:text-properties fo:font-family="Symbol"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059cm" svg:height="1.111cm" svg:x="1.204cm" svg:y="1.522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62cm" svg:height="0.806cm" svg:x="1.205cm" svg:y="1.497cm">
          <draw:text-box>
            <text:p text:style-name="P2"><text:span text:style-name="T1">H</text:span></text:p>
          </draw:text-box>
        </draw:frame>
        <draw:frame draw:style-name="gr2" draw:text-style-name="P4" draw:layer="layout" svg:width="1.421cm" svg:height="0.489cm" svg:x="1.012cm" svg:y="2.058cm">
          <draw:text-box>
            <text:p text:style-name="P2"><text:span text:style-name="T2">Hydrogen</text:span></text:p>
          </draw:text-box>
        </draw:frame>
        <draw:frame draw:style-name="gr2" draw:text-style-name="P4" draw:layer="layout" svg:width="0.621cm" svg:height="0.489cm" svg:x="1.851cm" svg:y="2.21cm">
          <draw:text-box>
            <text:p text:style-name="P2"><text:span text:style-name="T2">g</text:span></text:p>
          </draw:text-box>
        </draw:frame>
        <draw:frame draw:style-name="gr2" draw:text-style-name="P4" draw:layer="layout" svg:width="0.621cm" svg:height="0.489cm" svg:x="1.074cm" svg:y="1.784cm">
          <draw:text-box>
            <text:p text:style-name="P2"><text:span text:style-name="T2">1</text:span></text:p>
          </draw:text-box>
        </draw:frame>
        <draw:frame draw:style-name="gr2" draw:text-style-name="P5" draw:layer="layout" svg:width="2.056cm" svg:height="0.887cm" svg:x="0.906cm" svg:y="0.358cm">
          <draw:text-box>
            <text:p text:style-name="P2"><text:span text:style-name="T3">Hydrogen</text:span></text:p>
            <text:p text:style-name="P2"><text:span text:style-name="T3">alkali metals</text:span></text:p>
          </draw:text-box>
        </draw:frame>
        <draw:frame draw:style-name="gr2" draw:text-style-name="P4" draw:layer="layout" svg:width="0.739cm" svg:height="0.489cm" svg:x="0.938cm" svg:y="1.11cm">
          <draw:text-box>
            <text:p text:style-name="P2"><text:span text:style-name="T2">1a</text:span></text:p>
          </draw:text-box>
        </draw:frame>
        <draw:frame draw:style-name="gr2" draw:text-style-name="P5" draw:layer="layout" svg:width="0.659cm" svg:height="0.569cm" svg:x="0.698cm" svg:y="2.11cm">
          <draw:text-box>
            <text:p text:style-name="P2"><text:span text:style-name="T3">1</text:span></text:p>
          </draw:text-box>
        </draw:frame>
        <draw:custom-shape draw:style-name="gr1" draw:text-style-name="P1" draw:layer="layout" svg:width="1.059cm" svg:height="1.111cm" svg:x="1.205cm" svg:y="2.823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.318cm" svg:y="2.823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.205cm" svg:y="4.123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.319cm" svg:y="4.1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.205cm" svg:y="5.4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.318cm" svg:y="5.42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47cm" svg:height="0.806cm" svg:x="1.4cm" svg:y="2.745cm">
          <draw:text-box>
            <text:p text:style-name="P2"><text:span text:style-name="T1">Li</text:span></text:p>
          </draw:text-box>
        </draw:frame>
        <draw:frame draw:style-name="gr2" draw:text-style-name="P4" draw:layer="layout" svg:width="0.616cm" svg:height="0.489cm" svg:x="1.218cm" svg:y="3.02cm">
          <draw:text-box>
            <text:p text:style-name="P2"><text:span text:style-name="T2">3</text:span></text:p>
          </draw:text-box>
        </draw:frame>
        <draw:frame draw:style-name="gr2" draw:text-style-name="P4" draw:layer="layout" svg:width="1.179cm" svg:height="0.489cm" svg:x="1.091cm" svg:y="3.359cm">
          <draw:text-box>
            <text:p text:style-name="P2"><text:span text:style-name="T2">Lithium</text:span></text:p>
          </draw:text-box>
        </draw:frame>
        <draw:frame draw:style-name="gr2" draw:text-style-name="P4" draw:layer="layout" svg:width="0.608cm" svg:height="0.489cm" svg:x="1.865cm" svg:y="3.498cm">
          <draw:text-box>
            <text:p text:style-name="P2"><text:span text:style-name="T2">s</text:span></text:p>
          </draw:text-box>
        </draw:frame>
        <draw:frame draw:style-name="gr2" draw:text-style-name="P5" draw:layer="layout" svg:width="0.663cm" svg:height="0.569cm" svg:x="0.712cm" svg:y="3.472cm">
          <draw:text-box>
            <text:p text:style-name="P2"><text:span text:style-name="T3">2</text:span></text:p>
          </draw:text-box>
        </draw:frame>
        <draw:frame draw:style-name="gr2" draw:text-style-name="P3" draw:layer="layout" svg:width="1.141cm" svg:height="0.806cm" svg:x="1.361cm" svg:y="4.032cm">
          <draw:text-box>
            <text:p text:style-name="P2"><text:span text:style-name="T1">Na</text:span></text:p>
          </draw:text-box>
        </draw:frame>
        <draw:frame draw:style-name="gr2" draw:text-style-name="P4" draw:layer="layout" svg:width="1.222cm" svg:height="0.489cm" svg:x="1.042cm" svg:y="4.595cm">
          <draw:text-box>
            <text:p text:style-name="P2"><text:span text:style-name="T2">Sodium</text:span></text:p>
          </draw:text-box>
        </draw:frame>
        <draw:frame draw:style-name="gr2" draw:text-style-name="P4" draw:layer="layout" svg:width="0.722cm" svg:height="0.489cm" svg:x="1.131cm" svg:y="4.247cm">
          <draw:text-box>
            <text:p text:style-name="P2"><text:span text:style-name="T2">11</text:span></text:p>
          </draw:text-box>
        </draw:frame>
        <draw:frame draw:style-name="gr2" draw:text-style-name="P4" draw:layer="layout" svg:width="0.739cm" svg:height="0.489cm" svg:x="1.105cm" svg:y="5.534cm">
          <draw:text-box>
            <text:p text:style-name="P2"><text:span text:style-name="T2">19</text:span></text:p>
          </draw:text-box>
        </draw:frame>
        <draw:frame draw:style-name="gr2" draw:text-style-name="P3" draw:layer="layout" svg:width="0.858cm" svg:height="0.806cm" svg:x="1.429cm" svg:y="5.271cm">
          <draw:text-box>
            <text:p text:style-name="P2"><text:span text:style-name="T1">K</text:span></text:p>
          </draw:text-box>
        </draw:frame>
        <draw:frame draw:style-name="gr2" draw:text-style-name="P4" draw:layer="layout" svg:width="1.488cm" svg:height="0.489cm" svg:x="1.017cm" svg:y="5.822cm">
          <draw:text-box>
            <text:p text:style-name="P2"><text:span text:style-name="T2">Potassium</text:span></text:p>
          </draw:text-box>
        </draw:frame>
        <draw:frame draw:style-name="gr2" draw:text-style-name="P4" draw:layer="layout" svg:width="0.608cm" svg:height="0.489cm" svg:x="1.852cm" svg:y="4.786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.852cm" svg:y="6.074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2.978cm" svg:y="6.075cm">
          <draw:text-box>
            <text:p text:style-name="P2"><text:span text:style-name="T2">s</text:span></text:p>
          </draw:text-box>
        </draw:frame>
        <draw:frame draw:style-name="gr2" draw:text-style-name="P5" draw:layer="layout" svg:width="1.493cm" svg:height="0.887cm" svg:x="2.206cm" svg:y="1.333cm">
          <draw:text-box>
            <text:p text:style-name="P2"><text:span text:style-name="T3">Alkaline</text:span></text:p>
            <text:p text:style-name="P2"><text:span text:style-name="T3">earths</text:span></text:p>
          </draw:text-box>
        </draw:frame>
        <draw:frame draw:style-name="gr2" draw:text-style-name="P4" draw:layer="layout" svg:width="0.735cm" svg:height="0.489cm" svg:x="2.139cm" svg:y="2.35cm">
          <draw:text-box>
            <text:p text:style-name="P2"><text:span text:style-name="T2">2a</text:span></text:p>
          </draw:text-box>
        </draw:frame>
        <draw:frame draw:style-name="gr2" draw:text-style-name="P3" draw:layer="layout" svg:width="1.141cm" svg:height="0.806cm" svg:x="2.413cm" svg:y="2.697cm">
          <draw:text-box>
            <text:p text:style-name="P2"><text:span text:style-name="T1">Be</text:span></text:p>
          </draw:text-box>
        </draw:frame>
        <draw:frame draw:style-name="gr2" draw:text-style-name="P4" draw:layer="layout" svg:width="0.621cm" svg:height="0.489cm" svg:x="2.231cm" svg:y="3.008cm">
          <draw:text-box>
            <text:p text:style-name="P2"><text:span text:style-name="T2">4</text:span></text:p>
          </draw:text-box>
        </draw:frame>
        <draw:frame draw:style-name="gr2" draw:text-style-name="P4" draw:layer="layout" svg:width="1.374cm" svg:height="0.489cm" svg:x="2.127cm" svg:y="3.321cm">
          <draw:text-box>
            <text:p text:style-name="P2"><text:span text:style-name="T2">Beryllium</text:span></text:p>
          </draw:text-box>
        </draw:frame>
        <draw:frame draw:style-name="gr2" draw:text-style-name="P4" draw:layer="layout" svg:width="0.608cm" svg:height="0.489cm" svg:x="2.991cm" svg:y="3.499cm">
          <draw:text-box>
            <text:p text:style-name="P2"><text:span text:style-name="T2">s</text:span></text:p>
          </draw:text-box>
        </draw:frame>
        <draw:frame draw:style-name="gr2" draw:text-style-name="P5" draw:layer="layout" svg:width="0.659cm" svg:height="0.569cm" svg:x="0.713cm" svg:y="4.712cm">
          <draw:text-box>
            <text:p text:style-name="P2"><text:span text:style-name="T3">3</text:span></text:p>
          </draw:text-box>
        </draw:frame>
        <draw:frame draw:style-name="gr2" draw:text-style-name="P3" draw:layer="layout" svg:width="1.213cm" svg:height="0.806cm" svg:x="2.413cm" svg:y="3.984cm">
          <draw:text-box>
            <text:p text:style-name="P2"><text:span text:style-name="T1">Mg</text:span></text:p>
          </draw:text-box>
        </draw:frame>
        <draw:frame draw:style-name="gr2" draw:text-style-name="P4" draw:layer="layout" svg:width="0.735cm" svg:height="0.489cm" svg:x="2.131cm" svg:y="4.248cm">
          <draw:text-box>
            <text:p text:style-name="P2"><text:span text:style-name="T2">12</text:span></text:p>
          </draw:text-box>
        </draw:frame>
        <draw:frame draw:style-name="gr2" draw:text-style-name="P6" draw:layer="layout" svg:width="1.501cm" svg:height="0.471cm" svg:x="2.147cm" svg:y="4.596cm">
          <draw:text-box>
            <text:p text:style-name="P2"><text:span text:style-name="T4">Magnesium</text:span></text:p>
          </draw:text-box>
        </draw:frame>
        <draw:frame draw:style-name="gr2" draw:text-style-name="P4" draw:layer="layout" svg:width="0.608cm" svg:height="0.489cm" svg:x="2.965cm" svg:y="4.787cm">
          <draw:text-box>
            <text:p text:style-name="P2"><text:span text:style-name="T2">s</text:span></text:p>
          </draw:text-box>
        </draw:frame>
        <draw:frame draw:style-name="gr2" draw:text-style-name="P3" draw:layer="layout" svg:width="1.141cm" svg:height="0.806cm" svg:x="2.414cm" svg:y="5.258cm">
          <draw:text-box>
            <text:p text:style-name="P2"><text:span text:style-name="T1">Ca</text:span></text:p>
          </draw:text-box>
        </draw:frame>
        <draw:frame draw:style-name="gr2" draw:text-style-name="P4" draw:layer="layout" svg:width="0.735cm" svg:height="0.489cm" svg:x="2.206cm" svg:y="5.535cm">
          <draw:text-box>
            <text:p text:style-name="P2"><text:span text:style-name="T2">20</text:span></text:p>
          </draw:text-box>
        </draw:frame>
        <draw:frame draw:style-name="gr2" draw:text-style-name="P4" draw:layer="layout" svg:width="1.26cm" svg:height="0.489cm" svg:x="2.153cm" svg:y="5.81cm">
          <draw:text-box>
            <text:p text:style-name="P2"><text:span text:style-name="T2">Calcium</text:span></text:p>
          </draw:text-box>
        </draw:frame>
        <draw:custom-shape draw:style-name="gr1" draw:text-style-name="P1" draw:layer="layout" svg:width="1.059cm" svg:height="1.111cm" svg:x="1.205cm" svg:y="6.67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.318cm" svg:y="6.67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.205cm" svg:y="7.97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.318cm" svg:y="7.973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.205cm" svg:y="9.25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.318cm" svg:y="9.256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62cm" svg:height="0.806cm" svg:x="1.348cm" svg:y="6.594cm">
          <draw:text-box>
            <text:p text:style-name="P2"><text:span text:style-name="T1">Rb</text:span></text:p>
          </draw:text-box>
        </draw:frame>
        <draw:frame draw:style-name="gr2" draw:text-style-name="P4" draw:layer="layout" svg:width="0.731cm" svg:height="0.489cm" svg:x="1.092cm" svg:y="6.843cm">
          <draw:text-box>
            <text:p text:style-name="P2"><text:span text:style-name="T2">37</text:span></text:p>
          </draw:text-box>
        </draw:frame>
        <draw:frame draw:style-name="gr2" draw:text-style-name="P4" draw:layer="layout" svg:width="1.395cm" svg:height="0.489cm" svg:x="1.039cm" svg:y="7.169cm">
          <draw:text-box>
            <text:p text:style-name="P2"><text:span text:style-name="T2">Rubidium</text:span></text:p>
          </draw:text-box>
        </draw:frame>
        <draw:frame draw:style-name="gr2" draw:text-style-name="P4" draw:layer="layout" svg:width="0.608cm" svg:height="0.489cm" svg:x="1.865cm" svg:y="7.347cm">
          <draw:text-box>
            <text:p text:style-name="P2"><text:span text:style-name="T2">s</text:span></text:p>
          </draw:text-box>
        </draw:frame>
        <draw:frame draw:style-name="gr2" draw:text-style-name="P5" draw:layer="layout" svg:width="0.659cm" svg:height="0.569cm" svg:x="0.686cm" svg:y="7.321cm">
          <draw:text-box>
            <text:p text:style-name="P2"><text:span text:style-name="T3">5</text:span></text:p>
          </draw:text-box>
        </draw:frame>
        <draw:frame draw:style-name="gr2" draw:text-style-name="P3" draw:layer="layout" svg:width="1.137cm" svg:height="0.806cm" svg:x="1.374cm" svg:y="7.816cm">
          <draw:text-box>
            <text:p text:style-name="P2"><text:span text:style-name="T1">Cs</text:span></text:p>
          </draw:text-box>
        </draw:frame>
        <draw:frame draw:style-name="gr2" draw:text-style-name="P4" draw:layer="layout" svg:width="1.213cm" svg:height="0.489cm" svg:x="1.044cm" svg:y="8.37cm">
          <draw:text-box>
            <text:p text:style-name="P2"><text:span text:style-name="T2">Cesium</text:span></text:p>
          </draw:text-box>
        </draw:frame>
        <draw:frame draw:style-name="gr2" draw:text-style-name="P4" draw:layer="layout" svg:width="0.739cm" svg:height="0.489cm" svg:x="1.105cm" svg:y="8.135cm">
          <draw:text-box>
            <text:p text:style-name="P2"><text:span text:style-name="T2">55</text:span></text:p>
          </draw:text-box>
        </draw:frame>
        <draw:frame draw:style-name="gr2" draw:text-style-name="P4" draw:layer="layout" svg:width="0.735cm" svg:height="0.489cm" svg:x="1.17cm" svg:y="9.435cm">
          <draw:text-box>
            <text:p text:style-name="P2"><text:span text:style-name="T2">87</text:span></text:p>
          </draw:text-box>
        </draw:frame>
        <draw:frame draw:style-name="gr2" draw:text-style-name="P3" draw:layer="layout" svg:width="1.002cm" svg:height="0.806cm" svg:x="1.5cm" svg:y="9.12cm">
          <draw:text-box>
            <text:p text:style-name="P2"><text:span text:style-name="T1">Fr</text:span></text:p>
          </draw:text-box>
        </draw:frame>
        <draw:frame draw:style-name="gr2" draw:text-style-name="P4" draw:layer="layout" svg:width="1.378cm" svg:height="0.489cm" svg:x="1.057cm" svg:y="9.71cm">
          <draw:text-box>
            <text:p text:style-name="P2"><text:span text:style-name="T2">Francium</text:span></text:p>
          </draw:text-box>
        </draw:frame>
        <draw:frame draw:style-name="gr2" draw:text-style-name="P4" draw:layer="layout" svg:width="0.608cm" svg:height="0.489cm" svg:x="1.852cm" svg:y="8.635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.852cm" svg:y="9.923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2.978cm" svg:y="9.924cm">
          <draw:text-box>
            <text:p text:style-name="P2"><text:span text:style-name="T2">s</text:span></text:p>
          </draw:text-box>
        </draw:frame>
        <draw:frame draw:style-name="gr2" draw:text-style-name="P3" draw:layer="layout" svg:width="1.027cm" svg:height="0.806cm" svg:x="2.552cm" svg:y="6.572cm">
          <draw:text-box>
            <text:p text:style-name="P2"><text:span text:style-name="T1">Sr</text:span></text:p>
          </draw:text-box>
        </draw:frame>
        <draw:frame draw:style-name="gr2" draw:text-style-name="P4" draw:layer="layout" svg:width="0.735cm" svg:height="0.489cm" svg:x="2.27cm" svg:y="6.831cm">
          <draw:text-box>
            <text:p text:style-name="P2"><text:span text:style-name="T2">38</text:span></text:p>
          </draw:text-box>
        </draw:frame>
        <draw:frame draw:style-name="gr2" draw:text-style-name="P4" draw:layer="layout" svg:width="1.408cm" svg:height="0.489cm" svg:x="2.153cm" svg:y="7.17cm">
          <draw:text-box>
            <text:p text:style-name="P2"><text:span text:style-name="T2">Strontium</text:span></text:p>
          </draw:text-box>
        </draw:frame>
        <draw:frame draw:style-name="gr2" draw:text-style-name="P4" draw:layer="layout" svg:width="0.608cm" svg:height="0.489cm" svg:x="2.991cm" svg:y="7.348cm">
          <draw:text-box>
            <text:p text:style-name="P2"><text:span text:style-name="T2">s</text:span></text:p>
          </draw:text-box>
        </draw:frame>
        <draw:frame draw:style-name="gr2" draw:text-style-name="P5" draw:layer="layout" svg:width="0.663cm" svg:height="0.569cm" svg:x="0.713cm" svg:y="8.561cm">
          <draw:text-box>
            <text:p text:style-name="P2"><text:span text:style-name="T3">6</text:span></text:p>
          </draw:text-box>
        </draw:frame>
        <draw:frame draw:style-name="gr2" draw:text-style-name="P3" draw:layer="layout" svg:width="1.141cm" svg:height="0.806cm" svg:x="2.465cm" svg:y="7.807cm">
          <draw:text-box>
            <text:p text:style-name="P2"><text:span text:style-name="T1">Ba</text:span></text:p>
          </draw:text-box>
        </draw:frame>
        <draw:frame draw:style-name="gr2" draw:text-style-name="P4" draw:layer="layout" svg:width="0.739cm" svg:height="0.489cm" svg:x="2.205cm" svg:y="8.123cm">
          <draw:text-box>
            <text:p text:style-name="P2"><text:span text:style-name="T2">56</text:span></text:p>
          </draw:text-box>
        </draw:frame>
        <draw:frame draw:style-name="gr2" draw:text-style-name="P6" draw:layer="layout" svg:width="1.112cm" svg:height="0.471cm" svg:x="2.197cm" svg:y="8.38cm">
          <draw:text-box>
            <text:p text:style-name="P2"><text:span text:style-name="T4">Barium</text:span></text:p>
          </draw:text-box>
        </draw:frame>
        <draw:frame draw:style-name="gr2" draw:text-style-name="P4" draw:layer="layout" svg:width="0.608cm" svg:height="0.489cm" svg:x="2.965cm" svg:y="8.636cm">
          <draw:text-box>
            <text:p text:style-name="P2"><text:span text:style-name="T2">s</text:span></text:p>
          </draw:text-box>
        </draw:frame>
        <draw:frame draw:style-name="gr2" draw:text-style-name="P3" draw:layer="layout" svg:width="1.137cm" svg:height="0.806cm" svg:x="2.475cm" svg:y="9.12cm">
          <draw:text-box>
            <text:p text:style-name="P2"><text:span text:style-name="T1">Ra</text:span></text:p>
          </draw:text-box>
        </draw:frame>
        <draw:frame draw:style-name="gr2" draw:text-style-name="P4" draw:layer="layout" svg:width="0.739cm" svg:height="0.489cm" svg:x="2.206cm" svg:y="9.436cm">
          <draw:text-box>
            <text:p text:style-name="P2"><text:span text:style-name="T2">88</text:span></text:p>
          </draw:text-box>
        </draw:frame>
        <draw:frame draw:style-name="gr2" draw:text-style-name="P4" draw:layer="layout" svg:width="1.23cm" svg:height="0.489cm" svg:x="2.153cm" svg:y="9.707cm">
          <draw:text-box>
            <text:p text:style-name="P2"><text:span text:style-name="T2">Radium</text:span></text:p>
          </draw:text-box>
        </draw:frame>
        <draw:frame draw:style-name="gr2" draw:text-style-name="P5" draw:layer="layout" svg:width="0.659cm" svg:height="0.569cm" svg:x="0.727cm" svg:y="9.888cm">
          <draw:text-box>
            <text:p text:style-name="P2"><text:span text:style-name="T3">7</text:span></text:p>
          </draw:text-box>
        </draw:frame>
        <draw:frame draw:style-name="gr2" draw:text-style-name="P5" draw:layer="layout" svg:width="1.975cm" svg:height="0.569cm" svg:x="1.894cm" svg:y="10.556cm">
          <draw:text-box>
            <text:p text:style-name="P2"><text:span text:style-name="T3">Rare earths</text:span></text:p>
          </draw:text-box>
        </draw:frame>
        <draw:frame draw:style-name="gr2" draw:text-style-name="P5" draw:layer="layout" svg:width="2.039cm" svg:height="0.569cm" svg:x="2.834cm" svg:y="11.557cm">
          <draw:text-box>
            <text:p text:style-name="P2"><text:span text:style-name="T3">Lanthanides</text:span></text:p>
          </draw:text-box>
        </draw:frame>
        <draw:frame draw:style-name="gr2" draw:text-style-name="P5" draw:layer="layout" svg:width="1.653cm" svg:height="0.569cm" svg:x="2.9cm" svg:y="12.984cm">
          <draw:text-box>
            <text:p text:style-name="P2"><text:span text:style-name="T3">Actinides</text:span></text:p>
          </draw:text-box>
        </draw:frame>
        <draw:frame draw:style-name="gr2" draw:text-style-name="P5" draw:layer="layout" svg:width="4.041cm" svg:height="1.578cm" svg:x="5.807cm" svg:y="2.582cm">
          <draw:text-box>
            <text:p text:style-name="P2"><text:span text:style-name="T3">g = gas at STP (0 </text:span><text:span text:style-name="T5">o</text:span><text:span text:style-name="T3">C, 1 atm)</text:span></text:p>
            <text:p text:style-name="P2"><text:span text:style-name="T3">l <text:s/>= liquid at STP</text:span></text:p>
            <text:p text:style-name="P2"><text:span text:style-name="T3">s = solid at STP</text:span></text:p>
            <text:p text:style-name="P2"><text:span text:style-name="T6">-</text:span><text:span text:style-name="T3"> = not found in nature</text:span></text:p>
          </draw:text-box>
        </draw:frame>
        <draw:custom-shape draw:style-name="gr1" draw:text-style-name="P1" draw:layer="layout" svg:width="1.059cm" svg:height="1.111cm" svg:x="3.706cm" svg:y="5.34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4.813cm" svg:y="5.342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07cm" svg:height="0.806cm" svg:x="3.862cm" svg:y="5.212cm">
          <draw:text-box>
            <text:p text:style-name="P2"><text:span text:style-name="T1">Sc</text:span></text:p>
          </draw:text-box>
        </draw:frame>
        <draw:frame draw:style-name="gr2" draw:text-style-name="P4" draw:layer="layout" svg:width="0.735cm" svg:height="0.489cm" svg:x="3.606cm" svg:y="5.513cm">
          <draw:text-box>
            <text:p text:style-name="P2"><text:span text:style-name="T2">21</text:span></text:p>
          </draw:text-box>
        </draw:frame>
        <draw:frame draw:style-name="gr2" draw:text-style-name="P4" draw:layer="layout" svg:width="1.442cm" svg:height="0.489cm" svg:x="3.475cm" svg:y="5.83cm">
          <draw:text-box>
            <text:p text:style-name="P2"><text:span text:style-name="T2">Scandium</text:span></text:p>
          </draw:text-box>
        </draw:frame>
        <draw:frame draw:style-name="gr2" draw:text-style-name="P4" draw:layer="layout" svg:width="0.608cm" svg:height="0.489cm" svg:x="4.353cm" svg:y="6.043cm">
          <draw:text-box>
            <text:p text:style-name="P2"><text:span text:style-name="T2">s</text:span></text:p>
          </draw:text-box>
        </draw:frame>
        <draw:frame draw:style-name="gr2" draw:text-style-name="P3" draw:layer="layout" svg:width="0.938cm" svg:height="0.806cm" svg:x="5.018cm" svg:y="5.203cm">
          <draw:text-box>
            <text:p text:style-name="P2"><text:span text:style-name="T1">Ti</text:span></text:p>
          </draw:text-box>
        </draw:frame>
        <draw:frame draw:style-name="gr2" draw:text-style-name="P4" draw:layer="layout" svg:width="0.731cm" svg:height="0.489cm" svg:x="4.784cm" svg:y="5.501cm">
          <draw:text-box>
            <text:p text:style-name="P2"><text:span text:style-name="T2">22</text:span></text:p>
          </draw:text-box>
        </draw:frame>
        <draw:frame draw:style-name="gr2" draw:text-style-name="P4" draw:layer="layout" svg:width="1.298cm" svg:height="0.489cm" svg:x="4.615cm" svg:y="5.831cm">
          <draw:text-box>
            <text:p text:style-name="P2"><text:span text:style-name="T2">Titanium</text:span></text:p>
          </draw:text-box>
        </draw:frame>
        <draw:frame draw:style-name="gr2" draw:text-style-name="P4" draw:layer="layout" svg:width="0.608cm" svg:height="0.489cm" svg:x="5.427cm" svg:y="6.044cm">
          <draw:text-box>
            <text:p text:style-name="P2"><text:span text:style-name="T2">s</text:span></text:p>
          </draw:text-box>
        </draw:frame>
        <draw:frame draw:style-name="gr2" draw:text-style-name="P4" draw:layer="layout" svg:width="0.735cm" svg:height="0.489cm" svg:x="3.505cm" svg:y="4.912cm">
          <draw:text-box>
            <text:p text:style-name="P2"><text:span text:style-name="T2">3b</text:span></text:p>
          </draw:text-box>
        </draw:frame>
        <draw:frame draw:style-name="gr2" draw:text-style-name="P4" draw:layer="layout" svg:width="0.739cm" svg:height="0.489cm" svg:x="4.645cm" svg:y="4.913cm">
          <draw:text-box>
            <text:p text:style-name="P2"><text:span text:style-name="T2">4b</text:span></text:p>
          </draw:text-box>
        </draw:frame>
        <draw:custom-shape draw:style-name="gr1" draw:text-style-name="P1" draw:layer="layout" svg:width="1.059cm" svg:height="1.111cm" svg:x="3.706cm" svg:y="6.643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4.808cm" svg:y="6.643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28cm" svg:height="0.806cm" svg:x="3.902cm" svg:y="6.526cm">
          <draw:text-box>
            <text:p text:style-name="P2"><text:span text:style-name="T1">Y</text:span></text:p>
          </draw:text-box>
        </draw:frame>
        <draw:frame draw:style-name="gr2" draw:text-style-name="P4" draw:layer="layout" svg:width="0.735cm" svg:height="0.489cm" svg:x="3.599cm" svg:y="6.827cm">
          <draw:text-box>
            <text:p text:style-name="P2"><text:span text:style-name="T2">39</text:span></text:p>
          </draw:text-box>
        </draw:frame>
        <draw:frame draw:style-name="gr2" draw:text-style-name="P4" draw:layer="layout" svg:width="0.608cm" svg:height="0.489cm" svg:x="4.354cm" svg:y="7.344cm">
          <draw:text-box>
            <text:p text:style-name="P2"><text:span text:style-name="T2">s</text:span></text:p>
          </draw:text-box>
        </draw:frame>
        <draw:frame draw:style-name="gr2" draw:text-style-name="P4" draw:layer="layout" svg:width="0.739cm" svg:height="0.489cm" svg:x="4.75cm" svg:y="6.815cm">
          <draw:text-box>
            <text:p text:style-name="P2"><text:span text:style-name="T2">40</text:span></text:p>
          </draw:text-box>
        </draw:frame>
        <draw:frame draw:style-name="gr2" draw:text-style-name="P4" draw:layer="layout" svg:width="1.425cm" svg:height="0.489cm" svg:x="4.642cm" svg:y="7.106cm">
          <draw:text-box>
            <text:p text:style-name="P2"><text:span text:style-name="T2">Zirconium</text:span></text:p>
          </draw:text-box>
        </draw:frame>
        <draw:frame draw:style-name="gr2" draw:text-style-name="P4" draw:layer="layout" svg:width="0.608cm" svg:height="0.489cm" svg:x="5.467cm" svg:y="7.345cm">
          <draw:text-box>
            <text:p text:style-name="P2"><text:span text:style-name="T2">s</text:span></text:p>
          </draw:text-box>
        </draw:frame>
        <draw:frame draw:style-name="gr2" draw:text-style-name="P4" draw:layer="layout" svg:width="1.306cm" svg:height="0.489cm" svg:x="3.514cm" svg:y="9.753cm">
          <draw:text-box>
            <text:p text:style-name="P2"><text:span text:style-name="T2">Actinium</text:span></text:p>
          </draw:text-box>
        </draw:frame>
        <draw:frame draw:style-name="gr2" draw:text-style-name="P3" draw:layer="layout" svg:width="0.997cm" svg:height="0.806cm" svg:x="5.071cm" svg:y="6.529cm">
          <draw:text-box>
            <text:p text:style-name="P2"><text:span text:style-name="T1">Zr</text:span></text:p>
          </draw:text-box>
        </draw:frame>
        <draw:custom-shape draw:style-name="gr1" draw:text-style-name="P1" draw:layer="layout" svg:width="1.059cm" svg:height="1.111cm" svg:x="3.706cm" svg:y="7.937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4.808cm" svg:y="7.937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86cm" svg:height="0.806cm" svg:x="3.837cm" svg:y="7.813cm">
          <draw:text-box>
            <text:p text:style-name="P2"><text:span text:style-name="T1">La</text:span></text:p>
          </draw:text-box>
        </draw:frame>
        <draw:frame draw:style-name="gr2" draw:text-style-name="P4" draw:layer="layout" svg:width="0.735cm" svg:height="0.489cm" svg:x="3.567cm" svg:y="8.153cm">
          <draw:text-box>
            <text:p text:style-name="P2"><text:span text:style-name="T2">57</text:span></text:p>
          </draw:text-box>
        </draw:frame>
        <draw:frame draw:style-name="gr2" draw:text-style-name="P4" draw:layer="layout" svg:width="0.608cm" svg:height="0.489cm" svg:x="4.354cm" svg:y="8.644cm">
          <draw:text-box>
            <text:p text:style-name="P2"><text:span text:style-name="T2">s</text:span></text:p>
          </draw:text-box>
        </draw:frame>
        <draw:frame draw:style-name="gr2" draw:text-style-name="P3" draw:layer="layout" svg:width="1.027cm" svg:height="0.806cm" svg:x="5.019cm" svg:y="7.804cm">
          <draw:text-box>
            <text:p text:style-name="P2"><text:span text:style-name="T1">Hf</text:span></text:p>
          </draw:text-box>
        </draw:frame>
        <draw:frame draw:style-name="gr2" draw:text-style-name="P4" draw:layer="layout" svg:width="0.731cm" svg:height="0.489cm" svg:x="4.785cm" svg:y="8.102cm">
          <draw:text-box>
            <text:p text:style-name="P2"><text:span text:style-name="T2">72</text:span></text:p>
          </draw:text-box>
        </draw:frame>
        <draw:frame draw:style-name="gr2" draw:text-style-name="P4" draw:layer="layout" svg:width="1.289cm" svg:height="0.489cm" svg:x="4.655cm" svg:y="8.406cm">
          <draw:text-box>
            <text:p text:style-name="P2"><text:span text:style-name="T2">Hafnium</text:span></text:p>
          </draw:text-box>
        </draw:frame>
        <draw:frame draw:style-name="gr2" draw:text-style-name="P4" draw:layer="layout" svg:width="0.608cm" svg:height="0.489cm" svg:x="5.454cm" svg:y="8.632cm">
          <draw:text-box>
            <text:p text:style-name="P2"><text:span text:style-name="T2">s</text:span></text:p>
          </draw:text-box>
        </draw:frame>
        <draw:custom-shape draw:style-name="gr1" draw:text-style-name="P1" draw:layer="layout" svg:width="1.059cm" svg:height="1.111cm" svg:x="3.706cm" svg:y="9.21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4.815cm" svg:y="9.238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37cm" svg:height="0.806cm" svg:x="3.738cm" svg:y="9.153cm">
          <draw:text-box>
            <text:p text:style-name="P2"><text:span text:style-name="T1">Ac</text:span></text:p>
          </draw:text-box>
        </draw:frame>
        <draw:frame draw:style-name="gr2" draw:text-style-name="P4" draw:layer="layout" svg:width="0.739cm" svg:height="0.489cm" svg:x="3.503cm" svg:y="9.489cm">
          <draw:text-box>
            <text:p text:style-name="P2"><text:span text:style-name="T2">89</text:span></text:p>
          </draw:text-box>
        </draw:frame>
        <draw:frame draw:style-name="gr2" draw:text-style-name="P4" draw:layer="layout" svg:width="0.608cm" svg:height="0.489cm" svg:x="4.355cm" svg:y="9.945cm">
          <draw:text-box>
            <text:p text:style-name="P2"><text:span text:style-name="T2">s</text:span></text:p>
          </draw:text-box>
        </draw:frame>
        <draw:frame draw:style-name="gr2" draw:text-style-name="P4" draw:layer="layout" svg:width="0.858cm" svg:height="0.489cm" svg:x="4.673cm" svg:y="9.425cm">
          <draw:text-box>
            <text:p text:style-name="P2"><text:span text:style-name="T2">104</text:span></text:p>
          </draw:text-box>
        </draw:frame>
        <draw:frame draw:style-name="gr2" draw:text-style-name="P4" draw:layer="layout" svg:width="1.213cm" svg:height="0.727cm" svg:x="4.669cm" svg:y="9.663cm">
          <draw:text-box>
            <text:p text:style-name="P2"><text:span text:style-name="T2">Ruther-</text:span></text:p>
            <text:p text:style-name="P2"><text:span text:style-name="T2">fordium</text:span></text:p>
          </draw:text-box>
        </draw:frame>
        <draw:frame draw:style-name="gr2" draw:text-style-name="P4" draw:layer="layout" svg:width="0.608cm" svg:height="0.489cm" svg:x="7.668cm" svg:y="8.62cm">
          <draw:text-box>
            <text:p text:style-name="P2"><text:span text:style-name="T2">s</text:span></text:p>
          </draw:text-box>
        </draw:frame>
        <draw:frame draw:style-name="gr2" draw:text-style-name="P3" draw:layer="layout" svg:width="1.023cm" svg:height="0.806cm" svg:x="5.059cm" svg:y="9.104cm">
          <draw:text-box>
            <text:p text:style-name="P2"><text:span text:style-name="T1">Rf</text:span></text:p>
          </draw:text-box>
        </draw:frame>
        <draw:frame draw:style-name="gr2" draw:text-style-name="P6" draw:layer="layout" svg:width="1.467cm" svg:height="0.471cm" svg:x="3.502cm" svg:y="8.419cm">
          <draw:text-box>
            <text:p text:style-name="P2"><text:span text:style-name="T4">Lanthanum</text:span></text:p>
          </draw:text-box>
        </draw:frame>
        <draw:frame draw:style-name="gr2" draw:text-style-name="P4" draw:layer="layout" svg:width="1.171cm" svg:height="0.489cm" svg:x="3.652cm" svg:y="7.106cm">
          <draw:text-box>
            <text:p text:style-name="P2"><text:span text:style-name="T2">Yttrium</text:span></text:p>
          </draw:text-box>
        </draw:frame>
        <draw:custom-shape draw:style-name="gr1" draw:text-style-name="P1" draw:layer="layout" svg:width="1.059cm" svg:height="1.111cm" svg:x="4.835cm" svg:y="10.83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4.836cm" svg:y="12.13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41cm" svg:height="0.806cm" svg:x="4.926cm" svg:y="10.671cm">
          <draw:text-box>
            <text:p text:style-name="P2"><text:span text:style-name="T1">Ce</text:span></text:p>
          </draw:text-box>
        </draw:frame>
        <draw:frame draw:style-name="gr2" draw:text-style-name="P3" draw:layer="layout" svg:width="1.107cm" svg:height="0.806cm" svg:x="5.013cm" svg:y="12.019cm">
          <draw:text-box>
            <text:p text:style-name="P2"><text:span text:style-name="T1">Th</text:span></text:p>
          </draw:text-box>
        </draw:frame>
        <draw:frame draw:style-name="gr2" draw:text-style-name="P4" draw:layer="layout" svg:width="1.179cm" svg:height="0.489cm" svg:x="4.627cm" svg:y="11.28cm">
          <draw:text-box>
            <text:p text:style-name="P2"><text:span text:style-name="T2">Cerium</text:span></text:p>
          </draw:text-box>
        </draw:frame>
        <draw:frame draw:style-name="gr2" draw:text-style-name="P4" draw:layer="layout" svg:width="0.739cm" svg:height="0.489cm" svg:x="4.64cm" svg:y="10.964cm">
          <draw:text-box>
            <text:p text:style-name="P2"><text:span text:style-name="T2">58</text:span></text:p>
          </draw:text-box>
        </draw:frame>
        <draw:frame draw:style-name="gr2" draw:text-style-name="P4" draw:layer="layout" svg:width="0.739cm" svg:height="0.489cm" svg:x="4.776cm" svg:y="12.317cm">
          <draw:text-box>
            <text:p text:style-name="P2"><text:span text:style-name="T2">90</text:span></text:p>
          </draw:text-box>
        </draw:frame>
        <draw:frame draw:style-name="gr2" draw:text-style-name="P4" draw:layer="layout" svg:width="1.272cm" svg:height="0.489cm" svg:x="4.641cm" svg:y="12.607cm">
          <draw:text-box>
            <text:p text:style-name="P2"><text:span text:style-name="T2">Thorium</text:span></text:p>
          </draw:text-box>
        </draw:frame>
        <draw:frame draw:style-name="gr2" draw:text-style-name="P3" draw:layer="layout" svg:width="0.693cm" svg:height="0.806cm" svg:x="4.165cm" svg:y="10.606cm">
          <draw:text-box>
            <text:p text:style-name="P2"><text:span text:style-name="T1">*</text:span></text:p>
          </draw:text-box>
        </draw:frame>
        <draw:frame draw:style-name="gr2" draw:text-style-name="P3" draw:layer="layout" svg:width="0.883cm" svg:height="0.806cm" svg:x="4.036cm" svg:y="11.945cm">
          <draw:text-box>
            <text:p text:style-name="P2"><text:span text:style-name="T1">**</text:span></text:p>
          </draw:text-box>
        </draw:frame>
        <draw:frame draw:style-name="gr2" draw:text-style-name="P4" draw:layer="layout" svg:width="0.608cm" svg:height="0.489cm" svg:x="5.407cm" svg:y="11.512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5.446cm" svg:y="12.852cm">
          <draw:text-box>
            <text:p text:style-name="P2"><text:span text:style-name="T2">s</text:span></text:p>
          </draw:text-box>
        </draw:frame>
        <draw:custom-shape draw:style-name="gr1" draw:text-style-name="P1" draw:layer="layout" svg:width="1.059cm" svg:height="1.111cm" svg:x="5.907cm" svg:y="5.343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32cm" svg:height="0.806cm" svg:x="6.132cm" svg:y="5.203cm">
          <draw:text-box>
            <text:p text:style-name="P2"><text:span text:style-name="T1">V</text:span></text:p>
          </draw:text-box>
        </draw:frame>
        <draw:frame draw:style-name="gr2" draw:text-style-name="P4" draw:layer="layout" svg:width="0.731cm" svg:height="0.489cm" svg:x="5.885cm" svg:y="5.502cm">
          <draw:text-box>
            <text:p text:style-name="P2"><text:span text:style-name="T2">23</text:span></text:p>
          </draw:text-box>
        </draw:frame>
        <draw:frame draw:style-name="gr2" draw:text-style-name="P4" draw:layer="layout" svg:width="0.608cm" svg:height="0.489cm" svg:x="6.553cm" svg:y="6.032cm">
          <draw:text-box>
            <text:p text:style-name="P2"><text:span text:style-name="T2">s</text:span></text:p>
          </draw:text-box>
        </draw:frame>
        <draw:frame draw:style-name="gr2" draw:text-style-name="P4" draw:layer="layout" svg:width="1.433cm" svg:height="0.489cm" svg:x="5.724cm" svg:y="5.819cm">
          <draw:text-box>
            <text:p text:style-name="P2"><text:span text:style-name="T2">Vanadium</text:span></text:p>
          </draw:text-box>
        </draw:frame>
        <draw:frame draw:style-name="gr2" draw:text-style-name="P4" draw:layer="layout" svg:width="0.739cm" svg:height="0.489cm" svg:x="5.772cm" svg:y="4.914cm">
          <draw:text-box>
            <text:p text:style-name="P2"><text:span text:style-name="T2">5b</text:span></text:p>
          </draw:text-box>
        </draw:frame>
        <draw:custom-shape draw:style-name="gr1" draw:text-style-name="P1" draw:layer="layout" svg:width="1.059cm" svg:height="1.111cm" svg:x="5.908cm" svg:y="6.64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739cm" svg:height="0.489cm" svg:x="5.807cm" svg:y="6.803cm">
          <draw:text-box>
            <text:p text:style-name="P2"><text:span text:style-name="T2">41</text:span></text:p>
          </draw:text-box>
        </draw:frame>
        <draw:frame draw:style-name="gr2" draw:text-style-name="P4" draw:layer="layout" svg:width="1.353cm" svg:height="0.489cm" svg:x="5.734cm" svg:y="8.394cm">
          <draw:text-box>
            <text:p text:style-name="P2"><text:span text:style-name="T2">Tantalum</text:span></text:p>
          </draw:text-box>
        </draw:frame>
        <draw:frame draw:style-name="gr2" draw:text-style-name="P3" draw:layer="layout" svg:width="1.167cm" svg:height="0.806cm" svg:x="6.045cm" svg:y="6.503cm">
          <draw:text-box>
            <text:p text:style-name="P2"><text:span text:style-name="T1">Nb</text:span></text:p>
          </draw:text-box>
        </draw:frame>
        <draw:frame draw:style-name="gr2" draw:text-style-name="P4" draw:layer="layout" svg:width="0.608cm" svg:height="0.489cm" svg:x="6.541cm" svg:y="7.32cm">
          <draw:text-box>
            <text:p text:style-name="P2"><text:span text:style-name="T2">s</text:span></text:p>
          </draw:text-box>
        </draw:frame>
        <draw:custom-shape draw:style-name="gr1" draw:text-style-name="P1" draw:layer="layout" svg:width="1.059cm" svg:height="1.111cm" svg:x="5.909cm" svg:y="7.932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731cm" svg:height="0.489cm" svg:x="5.865cm" svg:y="8.13cm">
          <draw:text-box>
            <text:p text:style-name="P2"><text:span text:style-name="T2">73</text:span></text:p>
          </draw:text-box>
        </draw:frame>
        <draw:frame draw:style-name="gr2" draw:text-style-name="P3" draw:layer="layout" svg:width="1.048cm" svg:height="0.806cm" svg:x="6.097cm" svg:y="7.812cm">
          <draw:text-box>
            <text:p text:style-name="P2"><text:span text:style-name="T1">Ta</text:span></text:p>
          </draw:text-box>
        </draw:frame>
        <draw:frame draw:style-name="gr2" draw:text-style-name="P4" draw:layer="layout" svg:width="0.608cm" svg:height="0.489cm" svg:x="6.515cm" svg:y="8.634cm">
          <draw:text-box>
            <text:p text:style-name="P2"><text:span text:style-name="T2">s</text:span></text:p>
          </draw:text-box>
        </draw:frame>
        <draw:custom-shape draw:style-name="gr1" draw:text-style-name="P1" draw:layer="layout" svg:width="1.059cm" svg:height="1.111cm" svg:x="5.91cm" svg:y="9.233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41cm" svg:height="0.806cm" svg:x="6.074cm" svg:y="9.099cm">
          <draw:text-box>
            <text:p text:style-name="P2"><text:span text:style-name="T1">Ha</text:span></text:p>
          </draw:text-box>
        </draw:frame>
        <draw:frame draw:style-name="gr2" draw:text-style-name="P4" draw:layer="layout" svg:width="0.858cm" svg:height="0.489cm" svg:x="5.712cm" svg:y="9.432cm">
          <draw:text-box>
            <text:p text:style-name="P2"><text:span text:style-name="T2">105</text:span></text:p>
          </draw:text-box>
        </draw:frame>
        <draw:frame draw:style-name="gr2" draw:text-style-name="P4" draw:layer="layout" svg:width="1.34cm" svg:height="0.489cm" svg:x="5.735cm" svg:y="9.712cm">
          <draw:text-box>
            <text:p text:style-name="P2"><text:span text:style-name="T2">Hahnium</text:span></text:p>
          </draw:text-box>
        </draw:frame>
        <draw:frame draw:style-name="gr2" draw:text-style-name="P7" draw:layer="layout" svg:width="0.616cm" svg:height="0.531cm" svg:x="5.468cm" svg:y="9.921cm">
          <draw:text-box>
            <text:p text:style-name="P2"><text:span text:style-name="T7">-</text:span></text:p>
          </draw:text-box>
        </draw:frame>
        <draw:frame draw:style-name="gr2" draw:text-style-name="P7" draw:layer="layout" svg:width="0.616cm" svg:height="0.531cm" svg:x="6.555cm" svg:y="9.883cm">
          <draw:text-box>
            <text:p text:style-name="P2"><text:span text:style-name="T7">-</text:span></text:p>
          </draw:text-box>
        </draw:frame>
        <draw:custom-shape draw:style-name="gr1" draw:text-style-name="P1" draw:layer="layout" svg:width="1.059cm" svg:height="1.111cm" svg:x="5.936cm" svg:y="10.833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27cm" svg:height="0.806cm" svg:x="6.13cm" svg:y="10.671cm">
          <draw:text-box>
            <text:p text:style-name="P2"><text:span text:style-name="T1">Pr</text:span></text:p>
          </draw:text-box>
        </draw:frame>
        <draw:frame draw:style-name="gr2" draw:text-style-name="P4" draw:layer="layout" svg:width="0.739cm" svg:height="0.489cm" svg:x="5.854cm" svg:y="10.965cm">
          <draw:text-box>
            <text:p text:style-name="P2"><text:span text:style-name="T2">59</text:span></text:p>
          </draw:text-box>
        </draw:frame>
        <draw:frame draw:style-name="gr2" draw:text-style-name="P4" draw:layer="layout" svg:width="1.476cm" svg:height="0.727cm" svg:x="5.741cm" svg:y="11.242cm">
          <draw:text-box>
            <text:p text:style-name="P2"><text:span text:style-name="T2">Praseody-</text:span></text:p>
            <text:p text:style-name="P2"><text:span text:style-name="T2">mium</text:span></text:p>
          </draw:text-box>
        </draw:frame>
        <draw:frame draw:style-name="gr2" draw:text-style-name="P4" draw:layer="layout" svg:width="0.739cm" svg:height="0.489cm" svg:x="5.877cm" svg:y="12.318cm">
          <draw:text-box>
            <text:p text:style-name="P2"><text:span text:style-name="T2">91</text:span></text:p>
          </draw:text-box>
        </draw:frame>
        <draw:frame draw:style-name="gr2" draw:text-style-name="P3" draw:layer="layout" svg:width="1.112cm" svg:height="0.806cm" svg:x="6.13cm" svg:y="11.997cm">
          <draw:text-box>
            <text:p text:style-name="P2"><text:span text:style-name="T1">Pa</text:span></text:p>
          </draw:text-box>
        </draw:frame>
        <draw:custom-shape draw:style-name="gr1" draw:text-style-name="P1" draw:layer="layout" svg:width="1.059cm" svg:height="1.111cm" svg:x="5.937cm" svg:y="12.12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7.046cm" svg:y="10.82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98cm" svg:height="0.727cm" svg:x="5.754cm" svg:y="12.582cm">
          <draw:text-box>
            <text:p text:style-name="P2"><text:span text:style-name="T2">Protacti-</text:span></text:p>
            <text:p text:style-name="P2"><text:span text:style-name="T2">nium</text:span></text:p>
          </draw:text-box>
        </draw:frame>
        <draw:frame draw:style-name="gr2" draw:text-style-name="P4" draw:layer="layout" svg:width="0.608cm" svg:height="0.489cm" svg:x="6.607cm" svg:y="11.5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6.607cm" svg:y="12.84cm">
          <draw:text-box>
            <text:p text:style-name="P2"><text:span text:style-name="T2">s</text:span></text:p>
          </draw:text-box>
        </draw:frame>
        <draw:frame draw:style-name="gr2" draw:text-style-name="P3" draw:layer="layout" svg:width="1.167cm" svg:height="0.806cm" svg:x="7.191cm" svg:y="10.671cm">
          <draw:text-box>
            <text:p text:style-name="P2"><text:span text:style-name="T1">Nd</text:span></text:p>
          </draw:text-box>
        </draw:frame>
        <draw:frame draw:style-name="gr2" draw:text-style-name="P4" draw:layer="layout" svg:width="0.739cm" svg:height="0.489cm" svg:x="6.929cm" svg:y="10.953cm">
          <draw:text-box>
            <text:p text:style-name="P2"><text:span text:style-name="T2">60</text:span></text:p>
          </draw:text-box>
        </draw:frame>
        <draw:frame draw:style-name="gr2" draw:text-style-name="P4" draw:layer="layout" svg:width="1.192cm" svg:height="0.727cm" svg:x="6.928cm" svg:y="11.243cm">
          <draw:text-box>
            <text:p text:style-name="P2"><text:span text:style-name="T2">Neody-</text:span></text:p>
            <text:p text:style-name="P2"><text:span text:style-name="T2">mium</text:span></text:p>
          </draw:text-box>
        </draw:frame>
        <draw:frame draw:style-name="gr2" draw:text-style-name="P4" draw:layer="layout" svg:width="0.608cm" svg:height="0.489cm" svg:x="7.72cm" svg:y="11.5cm">
          <draw:text-box>
            <text:p text:style-name="P2"><text:span text:style-name="T2">s</text:span></text:p>
          </draw:text-box>
        </draw:frame>
        <draw:frame draw:style-name="gr2" draw:text-style-name="P3" draw:layer="layout" svg:width="0.693cm" svg:height="0.806cm" svg:x="4.331cm" svg:y="7.767cm">
          <draw:text-box>
            <text:p text:style-name="P2"><text:span text:style-name="T1">*</text:span></text:p>
          </draw:text-box>
        </draw:frame>
        <draw:frame draw:style-name="gr2" draw:text-style-name="P3" draw:layer="layout" svg:width="0.883cm" svg:height="0.806cm" svg:x="4.137cm" svg:y="9.045cm">
          <draw:text-box>
            <text:p text:style-name="P2"><text:span text:style-name="T1">**</text:span></text:p>
          </draw:text-box>
        </draw:frame>
        <draw:custom-shape draw:style-name="gr1" draw:text-style-name="P1" draw:layer="layout" svg:width="1.059cm" svg:height="1.111cm" svg:x="7.047cm" svg:y="12.121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735cm" svg:height="0.489cm" svg:x="7cm" svg:y="12.293cm">
          <draw:text-box>
            <text:p text:style-name="P2"><text:span text:style-name="T2">92</text:span></text:p>
          </draw:text-box>
        </draw:frame>
        <draw:frame draw:style-name="gr2" draw:text-style-name="P3" draw:layer="layout" svg:width="0.858cm" svg:height="0.806cm" svg:x="7.282cm" svg:y="11.997cm">
          <draw:text-box>
            <text:p text:style-name="P2"><text:span text:style-name="T1">U</text:span></text:p>
          </draw:text-box>
        </draw:frame>
        <draw:frame draw:style-name="gr2" draw:text-style-name="P4" draw:layer="layout" svg:width="1.298cm" svg:height="0.489cm" svg:x="6.863cm" svg:y="12.608cm">
          <draw:text-box>
            <text:p text:style-name="P2"><text:span text:style-name="T2">Uranium</text:span></text:p>
          </draw:text-box>
        </draw:frame>
        <draw:frame draw:style-name="gr2" draw:text-style-name="P4" draw:layer="layout" svg:width="0.608cm" svg:height="0.489cm" svg:x="7.681cm" svg:y="12.813cm">
          <draw:text-box>
            <text:p text:style-name="P2"><text:span text:style-name="T2">s</text:span></text:p>
          </draw:text-box>
        </draw:frame>
        <draw:frame draw:style-name="gr2" draw:text-style-name="P4" draw:layer="layout" svg:width="0.739cm" svg:height="0.489cm" svg:x="6.847cm" svg:y="4.902cm">
          <draw:text-box>
            <text:p text:style-name="P2"><text:span text:style-name="T2">6b</text:span></text:p>
          </draw:text-box>
        </draw:frame>
        <draw:custom-shape draw:style-name="gr1" draw:text-style-name="P1" draw:layer="layout" svg:width="1.059cm" svg:height="1.111cm" svg:x="7.008cm" svg:y="5.344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735cm" svg:height="0.489cm" svg:x="6.921cm" svg:y="5.503cm">
          <draw:text-box>
            <text:p text:style-name="P2"><text:span text:style-name="T2">24</text:span></text:p>
          </draw:text-box>
        </draw:frame>
        <draw:frame draw:style-name="gr2" draw:text-style-name="P4" draw:layer="layout" svg:width="1.467cm" svg:height="0.489cm" svg:x="6.799cm" svg:y="5.82cm">
          <draw:text-box>
            <text:p text:style-name="P2"><text:span text:style-name="T2">Chromium</text:span></text:p>
          </draw:text-box>
        </draw:frame>
        <draw:frame draw:style-name="gr2" draw:text-style-name="P4" draw:layer="layout" svg:width="0.608cm" svg:height="0.489cm" svg:x="7.679cm" svg:y="6.033cm">
          <draw:text-box>
            <text:p text:style-name="P2"><text:span text:style-name="T2">s</text:span></text:p>
          </draw:text-box>
        </draw:frame>
        <draw:frame draw:style-name="gr2" draw:text-style-name="P3" draw:layer="layout" svg:width="1.222cm" svg:height="0.806cm" svg:x="7.206cm" svg:y="5.203cm">
          <draw:text-box>
            <text:p text:style-name="P2"><text:span text:style-name="T1">Cr`</text:span></text:p>
          </draw:text-box>
        </draw:frame>
        <draw:custom-shape draw:style-name="gr1" draw:text-style-name="P1" draw:layer="layout" svg:width="1.059cm" svg:height="1.111cm" svg:x="7.009cm" svg:y="6.64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7.016cm" svg:y="7.93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7.018cm" svg:y="9.227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17cm" svg:height="0.806cm" svg:x="7.096cm" svg:y="6.503cm">
          <draw:text-box>
            <text:p text:style-name="P2"><text:span text:style-name="T1">Mo</text:span></text:p>
          </draw:text-box>
        </draw:frame>
        <draw:frame draw:style-name="gr2" draw:text-style-name="P4" draw:layer="layout" svg:width="0.735cm" svg:height="0.489cm" svg:x="6.857cm" svg:y="6.785cm">
          <draw:text-box>
            <text:p text:style-name="P2"><text:span text:style-name="T2">42</text:span></text:p>
          </draw:text-box>
        </draw:frame>
        <draw:frame draw:style-name="gr2" draw:text-style-name="P4" draw:layer="layout" svg:width="1.277cm" svg:height="0.489cm" svg:x="5.782cm" svg:y="7.107cm">
          <draw:text-box>
            <text:p text:style-name="P2"><text:span text:style-name="T2">Niobium</text:span></text:p>
          </draw:text-box>
        </draw:frame>
        <draw:frame draw:style-name="gr2" draw:text-style-name="P4" draw:layer="layout" svg:width="1.145cm" svg:height="0.727cm" svg:x="6.844cm" svg:y="7.056cm">
          <draw:text-box>
            <text:p text:style-name="P2"><text:span text:style-name="T2">Molyb-</text:span></text:p>
            <text:p text:style-name="P2"><text:span text:style-name="T2">denum</text:span></text:p>
          </draw:text-box>
        </draw:frame>
        <draw:frame draw:style-name="gr2" draw:text-style-name="P3" draw:layer="layout" svg:width="0.968cm" svg:height="0.806cm" svg:x="7.208cm" svg:y="7.803cm">
          <draw:text-box>
            <text:p text:style-name="P2"><text:span text:style-name="T1">W</text:span></text:p>
          </draw:text-box>
        </draw:frame>
        <draw:frame draw:style-name="gr2" draw:text-style-name="P4" draw:layer="layout" svg:width="1.37cm" svg:height="0.489cm" svg:x="6.835cm" svg:y="8.395cm">
          <draw:text-box>
            <text:p text:style-name="P2"><text:span text:style-name="T2">Tungsten</text:span></text:p>
          </draw:text-box>
        </draw:frame>
        <draw:frame draw:style-name="gr2" draw:text-style-name="P4" draw:layer="layout" svg:width="0.735cm" svg:height="0.489cm" svg:x="6.966cm" svg:y="8.131cm">
          <draw:text-box>
            <text:p text:style-name="P2"><text:span text:style-name="T2">74</text:span></text:p>
          </draw:text-box>
        </draw:frame>
        <draw:frame draw:style-name="gr2" draw:text-style-name="P3" draw:layer="layout" svg:width="1.133cm" svg:height="0.806cm" svg:x="7.193cm" svg:y="9.086cm">
          <draw:text-box>
            <text:p text:style-name="P2"><text:span text:style-name="T1">Sg</text:span></text:p>
          </draw:text-box>
        </draw:frame>
        <draw:frame draw:style-name="gr2" draw:text-style-name="P7" draw:layer="layout" svg:width="0.616cm" svg:height="0.531cm" svg:x="7.633cm" svg:y="9.884cm">
          <draw:text-box>
            <text:p text:style-name="P2"><text:span text:style-name="T7">-</text:span></text:p>
          </draw:text-box>
        </draw:frame>
        <draw:frame draw:style-name="gr2" draw:text-style-name="P4" draw:layer="layout" svg:width="0.858cm" svg:height="0.489cm" svg:x="6.821cm" svg:y="9.42cm">
          <draw:text-box>
            <text:p text:style-name="P2"><text:span text:style-name="T2">106</text:span></text:p>
          </draw:text-box>
        </draw:frame>
        <draw:frame draw:style-name="gr2" draw:text-style-name="P4" draw:layer="layout" svg:width="1.268cm" svg:height="0.727cm" svg:x="6.87cm" svg:y="9.671cm">
          <draw:text-box>
            <text:p text:style-name="P2"><text:span text:style-name="T2">Seabor-</text:span></text:p>
            <text:p text:style-name="P2"><text:span text:style-name="T2">gium</text:span></text:p>
          </draw:text-box>
        </draw:frame>
        <draw:frame draw:style-name="gr2" draw:text-style-name="P4" draw:layer="layout" svg:width="0.735cm" svg:height="0.489cm" svg:x="7.913cm" svg:y="4.903cm">
          <draw:text-box>
            <text:p text:style-name="P2"><text:span text:style-name="T2">7b</text:span></text:p>
          </draw:text-box>
        </draw:frame>
        <draw:custom-shape draw:style-name="gr1" draw:text-style-name="P1" draw:layer="layout" svg:width="1.059cm" svg:height="1.111cm" svg:x="8.109cm" svg:y="5.34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8.11cm" svg:y="6.64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8.124cm" svg:y="7.93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9.216cm" svg:y="5.34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8.125cm" svg:y="9.221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8.152cm" svg:y="10.81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8.153cm" svg:y="12.123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9.217cm" svg:y="6.64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9.224cm" svg:y="7.93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9.231cm" svg:y="9.21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0.34cm" svg:y="9.20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0.33cm" svg:y="7.92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0.319cm" svg:y="6.64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0.332cm" svg:y="5.33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1.433cm" svg:y="5.3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1.429cm" svg:y="6.643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1.421cm" svg:y="7.92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739cm" svg:height="0.489cm" svg:x="10.505cm" svg:y="4.652cm">
          <draw:text-box>
            <text:p text:style-name="P2"><text:span text:style-name="T2">8b</text:span></text:p>
          </draw:text-box>
        </draw:frame>
        <draw:frame draw:style-name="gr2" draw:text-style-name="P3" draw:layer="layout" svg:width="1.213cm" svg:height="0.806cm" svg:x="8.207cm" svg:y="5.177cm">
          <draw:text-box>
            <text:p text:style-name="P2"><text:span text:style-name="T1">Mn</text:span></text:p>
          </draw:text-box>
        </draw:frame>
        <draw:frame draw:style-name="gr2" draw:text-style-name="P4" draw:layer="layout" svg:width="0.735cm" svg:height="0.489cm" svg:x="7.935cm" svg:y="5.491cm">
          <draw:text-box>
            <text:p text:style-name="P2"><text:span text:style-name="T2">25</text:span></text:p>
          </draw:text-box>
        </draw:frame>
        <draw:frame draw:style-name="gr2" draw:text-style-name="P4" draw:layer="layout" svg:width="0.735cm" svg:height="0.489cm" svg:x="9.158cm" svg:y="5.453cm">
          <draw:text-box>
            <text:p text:style-name="P2"><text:span text:style-name="T2">26</text:span></text:p>
          </draw:text-box>
        </draw:frame>
        <draw:frame draw:style-name="gr2" draw:text-style-name="P4" draw:layer="layout" svg:width="0.731cm" svg:height="0.489cm" svg:x="10.172cm" svg:y="5.454cm">
          <draw:text-box>
            <text:p text:style-name="P2"><text:span text:style-name="T2">27</text:span></text:p>
          </draw:text-box>
        </draw:frame>
        <draw:frame draw:style-name="gr2" draw:text-style-name="P4" draw:layer="layout" svg:width="0.735cm" svg:height="0.489cm" svg:x="11.399cm" svg:y="5.442cm">
          <draw:text-box>
            <text:p text:style-name="P2"><text:span text:style-name="T2">28</text:span></text:p>
          </draw:text-box>
        </draw:frame>
        <draw:frame draw:style-name="gr2" draw:text-style-name="P4" draw:layer="layout" svg:width="0.735cm" svg:height="0.489cm" svg:x="8.04cm" svg:y="6.792cm">
          <draw:text-box>
            <text:p text:style-name="P2"><text:span text:style-name="T2">43</text:span></text:p>
          </draw:text-box>
        </draw:frame>
        <draw:frame draw:style-name="gr2" draw:text-style-name="P4" draw:layer="layout" svg:width="0.739cm" svg:height="0.489cm" svg:x="9.128cm" svg:y="6.767cm">
          <draw:text-box>
            <text:p text:style-name="P2"><text:span text:style-name="T2">44</text:span></text:p>
          </draw:text-box>
        </draw:frame>
        <draw:frame draw:style-name="gr2" draw:text-style-name="P4" draw:layer="layout" svg:width="0.739cm" svg:height="0.489cm" svg:x="10.216cm" svg:y="6.768cm">
          <draw:text-box>
            <text:p text:style-name="P2"><text:span text:style-name="T2">45</text:span></text:p>
          </draw:text-box>
        </draw:frame>
        <draw:frame draw:style-name="gr2" draw:text-style-name="P4" draw:layer="layout" svg:width="0.739cm" svg:height="0.489cm" svg:x="11.356cm" svg:y="6.756cm">
          <draw:text-box>
            <text:p text:style-name="P2"><text:span text:style-name="T2">46</text:span></text:p>
          </draw:text-box>
        </draw:frame>
        <draw:frame draw:style-name="gr2" draw:text-style-name="P4" draw:layer="layout" svg:width="0.735cm" svg:height="0.489cm" svg:x="8.019cm" svg:y="8.132cm">
          <draw:text-box>
            <text:p text:style-name="P2"><text:span text:style-name="T2">75</text:span></text:p>
          </draw:text-box>
        </draw:frame>
        <draw:frame draw:style-name="gr2" draw:text-style-name="P4" draw:layer="layout" svg:width="0.735cm" svg:height="0.489cm" svg:x="9.068cm" svg:y="8.107cm">
          <draw:text-box>
            <text:p text:style-name="P2"><text:span text:style-name="T2">76</text:span></text:p>
          </draw:text-box>
        </draw:frame>
        <draw:frame draw:style-name="gr2" draw:text-style-name="P4" draw:layer="layout" svg:width="0.731cm" svg:height="0.489cm" svg:x="10.308cm" svg:y="8.108cm">
          <draw:text-box>
            <text:p text:style-name="P2"><text:span text:style-name="T2">77</text:span></text:p>
          </draw:text-box>
        </draw:frame>
        <draw:frame draw:style-name="gr2" draw:text-style-name="P4" draw:layer="layout" svg:width="0.735cm" svg:height="0.489cm" svg:x="11.408cm" svg:y="8.096cm">
          <draw:text-box>
            <text:p text:style-name="P2"><text:span text:style-name="T2">78</text:span></text:p>
          </draw:text-box>
        </draw:frame>
        <draw:frame draw:style-name="gr2" draw:text-style-name="P4" draw:layer="layout" svg:width="0.853cm" svg:height="0.489cm" svg:x="7.925cm" svg:y="9.403cm">
          <draw:text-box>
            <text:p text:style-name="P2"><text:span text:style-name="T2">107</text:span></text:p>
          </draw:text-box>
        </draw:frame>
        <draw:frame draw:style-name="gr2" draw:text-style-name="P4" draw:layer="layout" svg:width="0.858cm" svg:height="0.489cm" svg:x="9.022cm" svg:y="9.396cm">
          <draw:text-box>
            <text:p text:style-name="P2"><text:span text:style-name="T2">108</text:span></text:p>
          </draw:text-box>
        </draw:frame>
        <draw:frame draw:style-name="gr2" draw:text-style-name="P4" draw:layer="layout" svg:width="0.858cm" svg:height="0.489cm" svg:x="10.183cm" svg:y="9.39cm">
          <draw:text-box>
            <text:p text:style-name="P2"><text:span text:style-name="T2">109</text:span></text:p>
          </draw:text-box>
        </draw:frame>
        <draw:frame draw:style-name="gr2" draw:text-style-name="P3" draw:layer="layout" svg:width="1.086cm" svg:height="0.806cm" svg:x="9.443cm" svg:y="5.164cm">
          <draw:text-box>
            <text:p text:style-name="P2"><text:span text:style-name="T1">Fe</text:span></text:p>
          </draw:text-box>
        </draw:frame>
        <draw:frame draw:style-name="gr2" draw:text-style-name="P3" draw:layer="layout" svg:width="1.044cm" svg:height="0.806cm" svg:x="8.26cm" svg:y="6.503cm">
          <draw:text-box>
            <text:p text:style-name="P2"><text:span text:style-name="T1">Tc</text:span></text:p>
          </draw:text-box>
        </draw:frame>
        <draw:frame draw:style-name="gr2" draw:text-style-name="P3" draw:layer="layout" svg:width="1.137cm" svg:height="0.806cm" svg:x="8.287cm" svg:y="7.803cm">
          <draw:text-box>
            <text:p text:style-name="P2"><text:span text:style-name="T1">Re</text:span></text:p>
          </draw:text-box>
        </draw:frame>
        <draw:frame draw:style-name="gr2" draw:text-style-name="P3" draw:layer="layout" svg:width="1.137cm" svg:height="0.806cm" svg:x="8.287cm" svg:y="9.089cm">
          <draw:text-box>
            <text:p text:style-name="P2"><text:span text:style-name="T1">Ns</text:span></text:p>
          </draw:text-box>
        </draw:frame>
        <draw:frame draw:style-name="gr2" draw:text-style-name="P3" draw:layer="layout" svg:width="1.162cm" svg:height="0.806cm" svg:x="9.365cm" svg:y="6.49cm">
          <draw:text-box>
            <text:p text:style-name="P2"><text:span text:style-name="T1">Ru</text:span></text:p>
          </draw:text-box>
        </draw:frame>
        <draw:frame draw:style-name="gr2" draw:text-style-name="P3" draw:layer="layout" svg:width="1.162cm" svg:height="0.806cm" svg:x="9.358cm" svg:y="7.79cm">
          <draw:text-box>
            <text:p text:style-name="P2"><text:span text:style-name="T1">Os</text:span></text:p>
          </draw:text-box>
        </draw:frame>
        <draw:frame draw:style-name="gr2" draw:text-style-name="P3" draw:layer="layout" svg:width="1.137cm" svg:height="0.806cm" svg:x="9.385cm" svg:y="9.076cm">
          <draw:text-box>
            <text:p text:style-name="P2"><text:span text:style-name="T1">Hs</text:span></text:p>
          </draw:text-box>
        </draw:frame>
        <draw:frame draw:style-name="gr2" draw:text-style-name="P3" draw:layer="layout" svg:width="1.167cm" svg:height="0.806cm" svg:x="10.457cm" svg:y="5.151cm">
          <draw:text-box>
            <text:p text:style-name="P2"><text:span text:style-name="T1">Co</text:span></text:p>
          </draw:text-box>
        </draw:frame>
        <draw:frame draw:style-name="gr2" draw:text-style-name="P3" draw:layer="layout" svg:width="1.158cm" svg:height="0.806cm" svg:x="10.466cm" svg:y="6.481cm">
          <draw:text-box>
            <text:p text:style-name="P2"><text:span text:style-name="T1">Rh</text:span></text:p>
          </draw:text-box>
        </draw:frame>
        <draw:frame draw:style-name="gr2" draw:text-style-name="P3" draw:layer="layout" svg:width="0.832cm" svg:height="0.806cm" svg:x="10.598cm" svg:y="7.777cm">
          <draw:text-box>
            <text:p text:style-name="P2"><text:span text:style-name="T1">Ir</text:span></text:p>
          </draw:text-box>
        </draw:frame>
        <draw:frame draw:style-name="gr2" draw:text-style-name="P3" draw:layer="layout" svg:width="1.078cm" svg:height="0.806cm" svg:x="10.525cm" svg:y="9.076cm">
          <draw:text-box>
            <text:p text:style-name="P2"><text:span text:style-name="T1">Mt</text:span></text:p>
          </draw:text-box>
        </draw:frame>
        <draw:frame draw:style-name="gr2" draw:text-style-name="P3" draw:layer="layout" svg:width="1.002cm" svg:height="0.806cm" svg:x="11.684cm" svg:y="5.164cm">
          <draw:text-box>
            <text:p text:style-name="P2"><text:span text:style-name="T1">Ni</text:span></text:p>
          </draw:text-box>
        </draw:frame>
        <draw:frame draw:style-name="gr2" draw:text-style-name="P3" draw:layer="layout" svg:width="1.137cm" svg:height="0.806cm" svg:x="11.599cm" svg:y="6.476cm">
          <draw:text-box>
            <text:p text:style-name="P2"><text:span text:style-name="T1">Pd</text:span></text:p>
          </draw:text-box>
        </draw:frame>
        <draw:frame draw:style-name="gr2" draw:text-style-name="P3" draw:layer="layout" svg:width="0.997cm" svg:height="0.806cm" svg:x="11.707cm" svg:y="7.777cm">
          <draw:text-box>
            <text:p text:style-name="P2"><text:span text:style-name="T1">Pt</text:span></text:p>
          </draw:text-box>
        </draw:frame>
        <draw:frame draw:style-name="gr2" draw:text-style-name="P4" draw:layer="layout" svg:width="0.608cm" svg:height="0.489cm" svg:x="8.742cm" svg:y="8.608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9.833cm" svg:y="8.595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0.968cm" svg:y="8.608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2.094cm" svg:y="8.582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8.755cm" svg:y="7.308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8.768cm" svg:y="6.008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9.868cm" svg:y="7.269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9.868cm" svg:y="5.995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0.955cm" svg:y="5.982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0.968cm" svg:y="7.282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2.081cm" svg:y="7.282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2.081cm" svg:y="5.956cm">
          <draw:text-box>
            <text:p text:style-name="P2"><text:span text:style-name="T2">s</text:span></text:p>
          </draw:text-box>
        </draw:frame>
        <draw:frame draw:style-name="gr2" draw:text-style-name="P7" draw:layer="layout" svg:width="0.616cm" svg:height="0.531cm" svg:x="8.733cm" svg:y="9.885cm">
          <draw:text-box>
            <text:p text:style-name="P2"><text:span text:style-name="T7">-</text:span></text:p>
          </draw:text-box>
        </draw:frame>
        <draw:frame draw:style-name="gr2" draw:text-style-name="P7" draw:layer="layout" svg:width="0.616cm" svg:height="0.531cm" svg:x="9.833cm" svg:y="9.846cm">
          <draw:text-box>
            <text:p text:style-name="P2"><text:span text:style-name="T7">-</text:span></text:p>
          </draw:text-box>
        </draw:frame>
        <draw:frame draw:style-name="gr2" draw:text-style-name="P7" draw:layer="layout" svg:width="0.616cm" svg:height="0.531cm" svg:x="10.968cm" svg:y="9.872cm">
          <draw:text-box>
            <text:p text:style-name="P2"><text:span text:style-name="T7">-</text:span></text:p>
          </draw:text-box>
        </draw:frame>
        <draw:frame draw:style-name="gr2" draw:text-style-name="P6" draw:layer="layout" svg:width="1.518cm" svg:height="0.471cm" svg:x="7.887cm" svg:y="5.821cm">
          <draw:text-box>
            <text:p text:style-name="P2"><text:span text:style-name="T4">Manganese</text:span></text:p>
          </draw:text-box>
        </draw:frame>
        <draw:frame draw:style-name="gr2" draw:text-style-name="P4" draw:layer="layout" svg:width="0.866cm" svg:height="0.489cm" svg:x="9.277cm" svg:y="5.813cm">
          <draw:text-box>
            <text:p text:style-name="P2"><text:span text:style-name="T2">Iron</text:span></text:p>
          </draw:text-box>
        </draw:frame>
        <draw:frame draw:style-name="gr2" draw:text-style-name="P4" draw:layer="layout" svg:width="1.112cm" svg:height="0.489cm" svg:x="10.222cm" svg:y="5.808cm">
          <draw:text-box>
            <text:p text:style-name="P2"><text:span text:style-name="T2">Cobalt</text:span></text:p>
          </draw:text-box>
        </draw:frame>
        <draw:frame draw:style-name="gr2" draw:text-style-name="P4" draw:layer="layout" svg:width="1.078cm" svg:height="0.489cm" svg:x="11.248cm" svg:y="5.771cm">
          <draw:text-box>
            <text:p text:style-name="P2"><text:span text:style-name="T2">Nickel</text:span></text:p>
          </draw:text-box>
        </draw:frame>
        <draw:frame draw:style-name="gr2" draw:text-style-name="P4" draw:layer="layout" svg:width="1.344cm" svg:height="0.489cm" svg:x="10.135cm" svg:y="7.058cm">
          <draw:text-box>
            <text:p text:style-name="P2"><text:span text:style-name="T2">Rhodium</text:span></text:p>
          </draw:text-box>
        </draw:frame>
        <draw:frame draw:style-name="gr2" draw:text-style-name="P4" draw:layer="layout" svg:width="1.429cm" svg:height="0.489cm" svg:x="11.235cm" svg:y="7.059cm">
          <draw:text-box>
            <text:p text:style-name="P2"><text:span text:style-name="T2">Palladium</text:span></text:p>
          </draw:text-box>
        </draw:frame>
        <draw:frame draw:style-name="gr2" draw:text-style-name="P4" draw:layer="layout" svg:width="1.518cm" svg:height="0.489cm" svg:x="9cm" svg:y="7.059cm">
          <draw:text-box>
            <text:p text:style-name="P2"><text:span text:style-name="T2">Ruthenium</text:span></text:p>
          </draw:text-box>
        </draw:frame>
        <draw:frame draw:style-name="gr2" draw:text-style-name="P4" draw:layer="layout" svg:width="1.573cm" svg:height="0.489cm" svg:x="7.848cm" svg:y="7.059cm">
          <draw:text-box>
            <text:p text:style-name="P2"><text:span text:style-name="T2">Technetium</text:span></text:p>
          </draw:text-box>
        </draw:frame>
        <draw:frame draw:style-name="gr2" draw:text-style-name="P4" draw:layer="layout" svg:width="1.34cm" svg:height="0.489cm" svg:x="7.948cm" svg:y="8.383cm">
          <draw:text-box>
            <text:p text:style-name="P2"><text:span text:style-name="T2">Rhenium</text:span></text:p>
          </draw:text-box>
        </draw:frame>
        <draw:frame draw:style-name="gr2" draw:text-style-name="P4" draw:layer="layout" svg:width="1.281cm" svg:height="0.489cm" svg:x="9.035cm" svg:y="8.371cm">
          <draw:text-box>
            <text:p text:style-name="P2"><text:span text:style-name="T2">Osmium</text:span></text:p>
          </draw:text-box>
        </draw:frame>
        <draw:frame draw:style-name="gr2" draw:text-style-name="P4" draw:layer="layout" svg:width="1.137cm" svg:height="0.489cm" svg:x="10.175cm" svg:y="8.372cm">
          <draw:text-box>
            <text:p text:style-name="P2"><text:span text:style-name="T2">Iridium</text:span></text:p>
          </draw:text-box>
        </draw:frame>
        <draw:frame draw:style-name="gr2" draw:text-style-name="P4" draw:layer="layout" svg:width="1.319cm" svg:height="0.489cm" svg:x="11.262cm" svg:y="8.359cm">
          <draw:text-box>
            <text:p text:style-name="P2"><text:span text:style-name="T2">Platinum</text:span></text:p>
          </draw:text-box>
        </draw:frame>
        <draw:frame draw:style-name="gr2" draw:text-style-name="P4" draw:layer="layout" svg:width="1.399cm" svg:height="0.727cm" svg:x="7.97cm" svg:y="9.67cm">
          <draw:text-box>
            <text:p text:style-name="P2"><text:span text:style-name="T2">Nielsboh-</text:span></text:p>
            <text:p text:style-name="P2"><text:span text:style-name="T2">rium</text:span></text:p>
          </draw:text-box>
        </draw:frame>
        <draw:frame draw:style-name="gr2" draw:text-style-name="P4" draw:layer="layout" svg:width="1.323cm" svg:height="0.489cm" svg:x="9.036cm" svg:y="9.676cm">
          <draw:text-box>
            <text:p text:style-name="P2"><text:span text:style-name="T2">Hassium</text:span></text:p>
          </draw:text-box>
        </draw:frame>
        <draw:frame draw:style-name="gr2" draw:text-style-name="P4" draw:layer="layout" svg:width="1.548cm" svg:height="0.489cm" svg:x="10.121cm" svg:y="9.689cm">
          <draw:text-box>
            <text:p text:style-name="P2"><text:span text:style-name="T2">Meitnerium</text:span></text:p>
          </draw:text-box>
        </draw:frame>
        <draw:custom-shape draw:style-name="gr1" draw:text-style-name="P1" draw:layer="layout" svg:width="1.059cm" svg:height="1.111cm" svg:x="9.265cm" svg:y="10.81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9.266cm" svg:y="12.1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0.366cm" svg:y="10.80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0.366cm" svg:y="12.12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1.48cm" svg:y="12.12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1.468cm" svg:y="10.801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72cm" svg:height="0.806cm" svg:x="8.19cm" svg:y="10.658cm">
          <draw:text-box>
            <text:p text:style-name="P2"><text:span text:style-name="T1">Pm</text:span></text:p>
          </draw:text-box>
        </draw:frame>
        <draw:frame draw:style-name="gr2" draw:text-style-name="P3" draw:layer="layout" svg:width="1.167cm" svg:height="0.806cm" svg:x="8.278cm" svg:y="11.971cm">
          <draw:text-box>
            <text:p text:style-name="P2"><text:span text:style-name="T1">Np</text:span></text:p>
          </draw:text-box>
        </draw:frame>
        <draw:frame draw:style-name="gr2" draw:text-style-name="P3" draw:layer="layout" svg:width="1.137cm" svg:height="0.806cm" svg:x="9.404cm" svg:y="11.984cm">
          <draw:text-box>
            <text:p text:style-name="P2"><text:span text:style-name="T1">Pu</text:span></text:p>
          </draw:text-box>
        </draw:frame>
        <draw:frame draw:style-name="gr2" draw:text-style-name="P3" draw:layer="layout" svg:width="1.272cm" svg:height="0.806cm" svg:x="9.305cm" svg:y="10.664cm">
          <draw:text-box>
            <text:p text:style-name="P2"><text:span text:style-name="T1">Sm</text:span></text:p>
          </draw:text-box>
        </draw:frame>
        <draw:frame draw:style-name="gr2" draw:text-style-name="P3" draw:layer="layout" svg:width="1.302cm" svg:height="0.806cm" svg:x="10.456cm" svg:y="11.984cm">
          <draw:text-box>
            <text:p text:style-name="P2"><text:span text:style-name="T1">Am</text:span></text:p>
          </draw:text-box>
        </draw:frame>
        <draw:frame draw:style-name="gr2" draw:text-style-name="P3" draw:layer="layout" svg:width="1.137cm" svg:height="0.806cm" svg:x="10.518cm" svg:y="10.632cm">
          <draw:text-box>
            <text:p text:style-name="P2"><text:span text:style-name="T1">Eu</text:span></text:p>
          </draw:text-box>
        </draw:frame>
        <draw:frame draw:style-name="gr2" draw:text-style-name="P3" draw:layer="layout" svg:width="1.192cm" svg:height="0.806cm" svg:x="11.592cm" svg:y="10.632cm">
          <draw:text-box>
            <text:p text:style-name="P2"><text:span text:style-name="T1">Gd</text:span></text:p>
          </draw:text-box>
        </draw:frame>
        <draw:frame draw:style-name="gr2" draw:text-style-name="P3" draw:layer="layout" svg:width="1.302cm" svg:height="0.806cm" svg:x="11.544cm" svg:y="11.967cm">
          <draw:text-box>
            <text:p text:style-name="P2"><text:span text:style-name="T1">Cm</text:span></text:p>
          </draw:text-box>
        </draw:frame>
        <draw:frame draw:style-name="gr2" draw:text-style-name="P4" draw:layer="layout" svg:width="0.739cm" svg:height="0.489cm" svg:x="7.986cm" svg:y="10.941cm">
          <draw:text-box>
            <text:p text:style-name="P2"><text:span text:style-name="T2">61</text:span></text:p>
          </draw:text-box>
        </draw:frame>
        <draw:frame draw:style-name="gr2" draw:text-style-name="P4" draw:layer="layout" svg:width="0.735cm" svg:height="0.489cm" svg:x="9.08cm" svg:y="10.947cm">
          <draw:text-box>
            <text:p text:style-name="P2"><text:span text:style-name="T2">62</text:span></text:p>
          </draw:text-box>
        </draw:frame>
        <draw:frame draw:style-name="gr2" draw:text-style-name="P4" draw:layer="layout" svg:width="0.735cm" svg:height="0.489cm" svg:x="10.256cm" svg:y="10.928cm">
          <draw:text-box>
            <text:p text:style-name="P2"><text:span text:style-name="T2">63</text:span></text:p>
          </draw:text-box>
        </draw:frame>
        <draw:frame draw:style-name="gr2" draw:text-style-name="P4" draw:layer="layout" svg:width="0.739cm" svg:height="0.489cm" svg:x="11.356cm" svg:y="10.915cm">
          <draw:text-box>
            <text:p text:style-name="P2"><text:span text:style-name="T2">64</text:span></text:p>
          </draw:text-box>
        </draw:frame>
        <draw:frame draw:style-name="gr2" draw:text-style-name="P4" draw:layer="layout" svg:width="0.735cm" svg:height="0.489cm" svg:x="8.027cm" svg:y="12.294cm">
          <draw:text-box>
            <text:p text:style-name="P2"><text:span text:style-name="T2">93</text:span></text:p>
          </draw:text-box>
        </draw:frame>
        <draw:frame draw:style-name="gr2" draw:text-style-name="P4" draw:layer="layout" svg:width="0.739cm" svg:height="0.489cm" svg:x="9.14cm" svg:y="12.281cm">
          <draw:text-box>
            <text:p text:style-name="P2"><text:span text:style-name="T2">94</text:span></text:p>
          </draw:text-box>
        </draw:frame>
        <draw:frame draw:style-name="gr2" draw:text-style-name="P4" draw:layer="layout" svg:width="0.739cm" svg:height="0.489cm" svg:x="10.188cm" svg:y="12.281cm">
          <draw:text-box>
            <text:p text:style-name="P2"><text:span text:style-name="T2">95</text:span></text:p>
          </draw:text-box>
        </draw:frame>
        <draw:frame draw:style-name="gr2" draw:text-style-name="P4" draw:layer="layout" svg:width="0.739cm" svg:height="0.489cm" svg:x="11.34cm" svg:y="12.268cm">
          <draw:text-box>
            <text:p text:style-name="P2"><text:span text:style-name="T2">96</text:span></text:p>
          </draw:text-box>
        </draw:frame>
        <draw:frame draw:style-name="gr2" draw:text-style-name="P4" draw:layer="layout" svg:width="1.201cm" svg:height="0.727cm" svg:x="8.015cm" svg:y="11.257cm">
          <draw:text-box>
            <text:p text:style-name="P2"><text:span text:style-name="T2">Prome-</text:span></text:p>
            <text:p text:style-name="P2"><text:span text:style-name="T2">thium</text:span></text:p>
          </draw:text-box>
        </draw:frame>
        <draw:frame draw:style-name="gr2" draw:text-style-name="P4" draw:layer="layout" svg:width="1.467cm" svg:height="0.489cm" svg:x="9.063cm" svg:y="11.257cm">
          <draw:text-box>
            <text:p text:style-name="P2"><text:span text:style-name="T2">Samarium</text:span></text:p>
          </draw:text-box>
        </draw:frame>
        <draw:frame draw:style-name="gr2" draw:text-style-name="P4" draw:layer="layout" svg:width="1.408cm" svg:height="0.489cm" svg:x="10.177cm" svg:y="11.258cm">
          <draw:text-box>
            <text:p text:style-name="P2"><text:span text:style-name="T2">Europium</text:span></text:p>
          </draw:text-box>
        </draw:frame>
        <draw:frame draw:style-name="gr2" draw:text-style-name="P4" draw:layer="layout" svg:width="1.569cm" svg:height="0.489cm" svg:x="11.225cm" svg:y="11.232cm">
          <draw:text-box>
            <text:p text:style-name="P2"><text:span text:style-name="T2">Gadolinium</text:span></text:p>
          </draw:text-box>
        </draw:frame>
        <draw:frame draw:style-name="gr2" draw:text-style-name="P4" draw:layer="layout" svg:width="0.608cm" svg:height="0.489cm" svg:x="8.803cm" svg:y="11.501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9.903cm" svg:y="11.489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1.003cm" svg:y="11.49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2.129cm" svg:y="11.465cm">
          <draw:text-box>
            <text:p text:style-name="P2"><text:span text:style-name="T2">s</text:span></text:p>
          </draw:text-box>
        </draw:frame>
        <draw:frame draw:style-name="gr2" draw:text-style-name="P4" draw:layer="layout" svg:width="1.522cm" svg:height="0.489cm" svg:x="7.911cm" svg:y="12.596cm">
          <draw:text-box>
            <text:p text:style-name="P2"><text:span text:style-name="T2">Neptunium</text:span></text:p>
          </draw:text-box>
        </draw:frame>
        <draw:frame draw:style-name="gr2" draw:text-style-name="P4" draw:layer="layout" svg:width="1.438cm" svg:height="0.489cm" svg:x="9.05cm" svg:y="12.597cm">
          <draw:text-box>
            <text:p text:style-name="P2"><text:span text:style-name="T2">Plutonium</text:span></text:p>
          </draw:text-box>
        </draw:frame>
        <draw:frame draw:style-name="gr2" draw:text-style-name="P4" draw:layer="layout" svg:width="1.497cm" svg:height="0.489cm" svg:x="10.154cm" svg:y="12.585cm">
          <draw:text-box>
            <text:p text:style-name="P2"><text:span text:style-name="T2">Americium</text:span></text:p>
          </draw:text-box>
        </draw:frame>
        <draw:frame draw:style-name="gr2" draw:text-style-name="P4" draw:layer="layout" svg:width="1.179cm" svg:height="0.489cm" svg:x="11.29cm" svg:y="12.586cm">
          <draw:text-box>
            <text:p text:style-name="P2"><text:span text:style-name="T2">Curium</text:span></text:p>
          </draw:text-box>
        </draw:frame>
        <draw:frame draw:style-name="gr2" draw:text-style-name="P7" draw:layer="layout" svg:width="0.616cm" svg:height="0.531cm" svg:x="8.742cm" svg:y="12.797cm">
          <draw:text-box>
            <text:p text:style-name="P2"><text:span text:style-name="T7">-</text:span></text:p>
          </draw:text-box>
        </draw:frame>
        <draw:frame draw:style-name="gr2" draw:text-style-name="P7" draw:layer="layout" svg:width="0.616cm" svg:height="0.531cm" svg:x="9.842cm" svg:y="12.798cm">
          <draw:text-box>
            <text:p text:style-name="P2"><text:span text:style-name="T7">-</text:span></text:p>
          </draw:text-box>
        </draw:frame>
        <draw:frame draw:style-name="gr2" draw:text-style-name="P7" draw:layer="layout" svg:width="0.616cm" svg:height="0.531cm" svg:x="10.955cm" svg:y="12.812cm">
          <draw:text-box>
            <text:p text:style-name="P2"><text:span text:style-name="T7">-</text:span></text:p>
          </draw:text-box>
        </draw:frame>
        <draw:frame draw:style-name="gr2" draw:text-style-name="P7" draw:layer="layout" svg:width="0.616cm" svg:height="0.531cm" svg:x="12.055cm" svg:y="12.774cm">
          <draw:text-box>
            <text:p text:style-name="P2"><text:span text:style-name="T7">-</text:span></text:p>
          </draw:text-box>
        </draw:frame>
        <draw:custom-shape draw:style-name="gr3" draw:text-style-name="P1" draw:layer="layout" svg:width="0.35cm" svg:height="3.275cm" draw:transform="rotate (-1.55927715373263) translate (12.525cm 4.95cm)">
          <text:p text:style-name="P2"/>
          <draw:enhanced-geometry svg:viewBox="0 0 21600 21600" draw:glue-points="21600 0 0 10800 21600 21600" draw:text-areas="13800 ?f9 21600 ?f10" draw:type="left-brace" draw:modifiers="1800 10867.995802728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1.059cm" svg:height="1.111cm" svg:x="14.267cm" svg:y="7.99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5.359cm" svg:y="7.99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4.286cm" svg:y="6.69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5.368cm" svg:y="6.69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4.268cm" svg:y="5.36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5.379cm" svg:y="5.36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67cm" svg:height="0.806cm" svg:x="14.409cm" svg:y="5.219cm">
          <draw:text-box>
            <text:p text:style-name="P2"><text:span text:style-name="T1">Cu</text:span></text:p>
          </draw:text-box>
        </draw:frame>
        <draw:frame draw:style-name="gr2" draw:text-style-name="P4" draw:layer="layout" svg:width="1.196cm" svg:height="0.489cm" svg:x="14.084cm" svg:y="5.848cm">
          <draw:text-box>
            <text:p text:style-name="P2"><text:span text:style-name="T2">Copper</text:span></text:p>
          </draw:text-box>
        </draw:frame>
        <draw:frame draw:style-name="gr2" draw:text-style-name="P4" draw:layer="layout" svg:width="0.735cm" svg:height="0.489cm" svg:x="14.144cm" svg:y="5.521cm">
          <draw:text-box>
            <text:p text:style-name="P2"><text:span text:style-name="T2">29</text:span></text:p>
          </draw:text-box>
        </draw:frame>
        <draw:frame draw:style-name="gr2" draw:text-style-name="P4" draw:layer="layout" svg:width="0.608cm" svg:height="0.489cm" svg:x="14.898cm" svg:y="5.994cm">
          <draw:text-box>
            <text:p text:style-name="P2"><text:span text:style-name="T2">s</text:span></text:p>
          </draw:text-box>
        </draw:frame>
        <draw:frame draw:style-name="gr4" draw:text-style-name="P2" draw:layer="layout" svg:width="2.568cm" svg:height="0.68cm" svg:x="13.632cm" svg:y="4.425cm">
          <draw:text-box>
            <text:p text:style-name="P2"><text:span text:style-name="T3">Coin metals</text:span></text:p>
          </draw:text-box>
        </draw:frame>
        <draw:frame draw:style-name="gr2" draw:text-style-name="P3" draw:layer="layout" svg:width="1.162cm" svg:height="0.806cm" svg:x="14.405cm" svg:y="6.517cm">
          <draw:text-box>
            <text:p text:style-name="P2"><text:span text:style-name="T1">Ag</text:span></text:p>
          </draw:text-box>
        </draw:frame>
        <draw:frame draw:style-name="gr2" draw:text-style-name="P4" draw:layer="layout" svg:width="0.735cm" svg:height="0.489cm" svg:x="14.126cm" svg:y="6.82cm">
          <draw:text-box>
            <text:p text:style-name="P2"><text:span text:style-name="T2">47</text:span></text:p>
          </draw:text-box>
        </draw:frame>
        <draw:frame draw:style-name="gr2" draw:text-style-name="P4" draw:layer="layout" svg:width="1.035cm" svg:height="0.489cm" svg:x="14.085cm" svg:y="7.156cm">
          <draw:text-box>
            <text:p text:style-name="P2"><text:span text:style-name="T2">Silver</text:span></text:p>
          </draw:text-box>
        </draw:frame>
        <draw:frame draw:style-name="gr2" draw:text-style-name="P4" draw:layer="layout" svg:width="0.608cm" svg:height="0.489cm" svg:x="14.898cm" svg:y="7.327cm">
          <draw:text-box>
            <text:p text:style-name="P2"><text:span text:style-name="T2">s</text:span></text:p>
          </draw:text-box>
        </draw:frame>
        <draw:frame draw:style-name="gr2" draw:text-style-name="P3" draw:layer="layout" svg:width="1.167cm" svg:height="0.806cm" svg:x="14.387cm" svg:y="7.824cm">
          <draw:text-box>
            <text:p text:style-name="P2"><text:span text:style-name="T1">Au</text:span></text:p>
          </draw:text-box>
        </draw:frame>
        <draw:frame draw:style-name="gr2" draw:text-style-name="P4" draw:layer="layout" svg:width="0.951cm" svg:height="0.489cm" svg:x="14.077cm" svg:y="8.407cm">
          <draw:text-box>
            <text:p text:style-name="P2"><text:span text:style-name="T2">Gold</text:span></text:p>
          </draw:text-box>
        </draw:frame>
        <draw:frame draw:style-name="gr2" draw:text-style-name="P4" draw:layer="layout" svg:width="0.608cm" svg:height="0.489cm" svg:x="14.889cm" svg:y="8.587cm">
          <draw:text-box>
            <text:p text:style-name="P2"><text:span text:style-name="T2">s</text:span></text:p>
          </draw:text-box>
        </draw:frame>
        <draw:frame draw:style-name="gr2" draw:text-style-name="P4" draw:layer="layout" svg:width="0.735cm" svg:height="0.489cm" svg:x="14.127cm" svg:y="8.103cm">
          <draw:text-box>
            <text:p text:style-name="P2"><text:span text:style-name="T2">79</text:span></text:p>
          </draw:text-box>
        </draw:frame>
        <draw:frame draw:style-name="gr2" draw:text-style-name="P4" draw:layer="layout" svg:width="0.739cm" svg:height="0.489cm" svg:x="14.047cm" svg:y="4.954cm">
          <draw:text-box>
            <text:p text:style-name="P2"><text:span text:style-name="T2">1b</text:span></text:p>
          </draw:text-box>
        </draw:frame>
        <draw:frame draw:style-name="gr2" draw:text-style-name="P4" draw:layer="layout" svg:width="0.735cm" svg:height="0.489cm" svg:x="15.189cm" svg:y="4.926cm">
          <draw:text-box>
            <text:p text:style-name="P2"><text:span text:style-name="T2">2b</text:span></text:p>
          </draw:text-box>
        </draw:frame>
        <draw:frame draw:style-name="gr2" draw:text-style-name="P4" draw:layer="layout" svg:width="0.896cm" svg:height="0.489cm" svg:x="15.185cm" svg:y="5.833cm">
          <draw:text-box>
            <text:p text:style-name="P2"><text:span text:style-name="T2">Zinc</text:span></text:p>
          </draw:text-box>
        </draw:frame>
        <draw:frame draw:style-name="gr2" draw:text-style-name="P4" draw:layer="layout" svg:width="0.735cm" svg:height="0.489cm" svg:x="15.299cm" svg:y="5.529cm">
          <draw:text-box>
            <text:p text:style-name="P2"><text:span text:style-name="T2">30</text:span></text:p>
          </draw:text-box>
        </draw:frame>
        <draw:frame draw:style-name="gr2" draw:text-style-name="P3" draw:layer="layout" svg:width="1.103cm" svg:height="0.806cm" svg:x="15.575cm" svg:y="5.21cm">
          <draw:text-box>
            <text:p text:style-name="P2"><text:span text:style-name="T1">Zn</text:span></text:p>
          </draw:text-box>
        </draw:frame>
        <draw:frame draw:style-name="gr2" draw:text-style-name="P4" draw:layer="layout" svg:width="0.608cm" svg:height="0.489cm" svg:x="15.962cm" svg:y="6.052cm">
          <draw:text-box>
            <text:p text:style-name="P2"><text:span text:style-name="T2">s</text:span></text:p>
          </draw:text-box>
        </draw:frame>
        <draw:frame draw:style-name="gr2" draw:text-style-name="P4" draw:layer="layout" svg:width="0.739cm" svg:height="0.489cm" svg:x="15.227cm" svg:y="6.837cm">
          <draw:text-box>
            <text:p text:style-name="P2"><text:span text:style-name="T2">48</text:span></text:p>
          </draw:text-box>
        </draw:frame>
        <draw:frame draw:style-name="gr2" draw:text-style-name="P3" draw:layer="layout" svg:width="1.167cm" svg:height="0.806cm" svg:x="15.503cm" svg:y="6.533cm">
          <draw:text-box>
            <text:p text:style-name="P2"><text:span text:style-name="T1">Cd</text:span></text:p>
          </draw:text-box>
        </draw:frame>
        <draw:frame draw:style-name="gr5" draw:text-style-name="P8" draw:layer="layout" svg:width="1.615cm" svg:height="0.489cm" svg:x="15.168cm" svg:y="7.123cm">
          <draw:text-box>
            <text:p text:style-name="P2"><text:span text:style-name="T2">Cadmium</text:span></text:p>
          </draw:text-box>
        </draw:frame>
        <draw:frame draw:style-name="gr2" draw:text-style-name="P4" draw:layer="layout" svg:width="0.608cm" svg:height="0.489cm" svg:x="15.943cm" svg:y="7.346cm">
          <draw:text-box>
            <text:p text:style-name="P2"><text:span text:style-name="T2">s</text:span></text:p>
          </draw:text-box>
        </draw:frame>
        <draw:frame draw:style-name="gr2" draw:text-style-name="P4" draw:layer="layout" svg:width="1.272cm" svg:height="0.489cm" svg:x="15.178cm" svg:y="8.424cm">
          <draw:text-box>
            <text:p text:style-name="P2"><text:span text:style-name="T2">Mercury</text:span></text:p>
          </draw:text-box>
        </draw:frame>
        <draw:frame draw:style-name="gr2" draw:text-style-name="P4" draw:layer="layout" svg:width="0.739cm" svg:height="0.489cm" svg:x="15.246cm" svg:y="8.12cm">
          <draw:text-box>
            <text:p text:style-name="P2"><text:span text:style-name="T2">80</text:span></text:p>
          </draw:text-box>
        </draw:frame>
        <draw:frame draw:style-name="gr2" draw:text-style-name="P3" draw:layer="layout" svg:width="1.162cm" svg:height="0.806cm" svg:x="15.5cm" svg:y="7.824cm">
          <draw:text-box>
            <text:p text:style-name="P2"><text:span text:style-name="T1">Hg</text:span></text:p>
          </draw:text-box>
        </draw:frame>
        <draw:frame draw:style-name="gr2" draw:text-style-name="P4" draw:layer="layout" svg:width="0.549cm" svg:height="0.489cm" svg:x="16cm" svg:y="8.637cm">
          <draw:text-box>
            <text:p text:style-name="P2"><text:span text:style-name="T2">l</text:span></text:p>
          </draw:text-box>
        </draw:frame>
        <draw:frame draw:style-name="gr4" draw:text-style-name="P2" draw:layer="layout" svg:width="5.643cm" svg:height="0.887cm" svg:x="13.159cm" svg:y="9.652cm">
          <draw:text-box>
            <text:p text:style-name="P2"><text:span text:style-name="T3">Light platinum metals: Ru, Rh and Pd</text:span></text:p>
            <text:p text:style-name="P2"><text:span text:style-name="T3">Heavy platinum metals: Os, Ir and Pt</text:span></text:p>
          </draw:text-box>
        </draw:frame>
        <draw:custom-shape draw:style-name="gr1" draw:text-style-name="P1" draw:layer="layout" svg:width="1.059cm" svg:height="1.111cm" svg:x="14.268cm" svg:y="10.86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5.387cm" svg:y="10.86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59cm" svg:height="1.111cm" svg:x="16.488cm" svg:y="10.86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59cm" svg:height="1.111cm" svg:x="17.598cm" svg:y="10.86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59cm" svg:height="1.111cm" svg:x="18.7cm" svg:y="10.868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59cm" svg:height="1.111cm" svg:x="19.816cm" svg:y="10.86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59cm" svg:height="1.111cm" svg:x="20.929cm" svg:y="10.8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59cm" svg:height="1.111cm" svg:x="20.909cm" svg:y="12.18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59cm" svg:height="1.111cm" svg:x="19.801cm" svg:y="12.1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59cm" svg:height="1.111cm" svg:x="18.702cm" svg:y="12.19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59cm" svg:height="1.111cm" svg:x="17.598cm" svg:y="12.19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59cm" svg:height="1.111cm" svg:x="16.484cm" svg:y="12.19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59cm" svg:height="1.111cm" svg:x="15.374cm" svg:y="12.19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59cm" svg:height="1.111cm" svg:x="14.282cm" svg:y="12.19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112cm" svg:height="0.806cm" svg:x="14.439cm" svg:y="10.775cm">
          <draw:text-box>
            <text:p text:style-name="P2"><text:span text:style-name="T1">Tb</text:span></text:p>
          </draw:text-box>
        </draw:frame>
        <draw:frame draw:style-name="gr2" draw:text-style-name="P4" draw:layer="layout" svg:width="0.739cm" svg:height="0.489cm" svg:x="14.173cm" svg:y="11.019cm">
          <draw:text-box>
            <text:p text:style-name="P2"><text:span text:style-name="T2">65</text:span></text:p>
          </draw:text-box>
        </draw:frame>
        <draw:frame draw:style-name="gr2" draw:text-style-name="P4" draw:layer="layout" svg:width="1.251cm" svg:height="0.489cm" svg:x="14.079cm" svg:y="11.283cm">
          <draw:text-box>
            <text:p text:style-name="P2"><text:span text:style-name="T2">Terbium</text:span></text:p>
          </draw:text-box>
        </draw:frame>
        <draw:frame draw:style-name="gr2" draw:text-style-name="P4" draw:layer="layout" svg:width="0.608cm" svg:height="0.489cm" svg:x="14.871cm" svg:y="11.47cm">
          <draw:text-box>
            <text:p text:style-name="P2"><text:span text:style-name="T2">s</text:span></text:p>
          </draw:text-box>
        </draw:frame>
        <draw:frame draw:style-name="gr2" draw:text-style-name="P3" draw:layer="layout" svg:width="1.133cm" svg:height="0.806cm" svg:x="15.54cm" svg:y="10.775cm">
          <draw:text-box>
            <text:p text:style-name="P2"><text:span text:style-name="T1">Dy</text:span></text:p>
          </draw:text-box>
        </draw:frame>
        <draw:frame draw:style-name="gr2" draw:text-style-name="P4" draw:layer="layout" svg:width="0.739cm" svg:height="0.489cm" svg:x="15.265cm" svg:y="11.029cm">
          <draw:text-box>
            <text:p text:style-name="P2"><text:span text:style-name="T2">66</text:span></text:p>
          </draw:text-box>
        </draw:frame>
        <draw:frame draw:style-name="gr2" draw:text-style-name="P4" draw:layer="layout" svg:width="0.608cm" svg:height="0.489cm" svg:x="16.007cm" svg:y="11.489cm">
          <draw:text-box>
            <text:p text:style-name="P2"><text:span text:style-name="T2">s</text:span></text:p>
          </draw:text-box>
        </draw:frame>
        <draw:frame draw:style-name="gr2" draw:text-style-name="P4" draw:layer="layout" svg:width="1.332cm" svg:height="0.489cm" svg:x="16.325cm" svg:y="11.287cm">
          <draw:text-box>
            <text:p text:style-name="P2"><text:span text:style-name="T2">Holmium</text:span></text:p>
          </draw:text-box>
        </draw:frame>
        <draw:frame draw:style-name="gr2" draw:text-style-name="P4" draw:layer="layout" svg:width="0.608cm" svg:height="0.489cm" svg:x="15.998cm" svg:y="11.489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7.125cm" svg:y="11.508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8.225cm" svg:y="11.5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9.325cm" svg:y="11.501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20.434cm" svg:y="11.52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21.534cm" svg:y="11.503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7.434cm" svg:y="8.604cm">
          <draw:text-box>
            <text:p text:style-name="P2"><text:span text:style-name="T2">s</text:span></text:p>
          </draw:text-box>
        </draw:frame>
        <draw:frame draw:style-name="gr2" draw:text-style-name="P4" draw:layer="layout" svg:width="0.735cm" svg:height="0.489cm" svg:x="16.384cm" svg:y="11.03cm">
          <draw:text-box>
            <text:p text:style-name="P2"><text:span text:style-name="T2">67</text:span></text:p>
          </draw:text-box>
        </draw:frame>
        <draw:frame draw:style-name="gr2" draw:text-style-name="P3" draw:layer="layout" svg:width="1.167cm" svg:height="0.806cm" svg:x="16.623cm" svg:y="10.793cm">
          <draw:text-box>
            <text:p text:style-name="P2"><text:span text:style-name="T1">Ho</text:span></text:p>
          </draw:text-box>
        </draw:frame>
        <draw:frame draw:style-name="gr2" draw:text-style-name="P6" draw:layer="layout" svg:width="1.526cm" svg:height="0.471cm" svg:x="15.151cm" svg:y="11.305cm">
          <draw:text-box>
            <text:p text:style-name="P2"><text:span text:style-name="T4">Dysprosium</text:span></text:p>
          </draw:text-box>
        </draw:frame>
        <draw:frame draw:style-name="gr2" draw:text-style-name="P4" draw:layer="layout" svg:width="0.739cm" svg:height="0.489cm" svg:x="17.511cm" svg:y="11.03cm">
          <draw:text-box>
            <text:p text:style-name="P2"><text:span text:style-name="T2">68</text:span></text:p>
          </draw:text-box>
        </draw:frame>
        <draw:frame draw:style-name="gr2" draw:text-style-name="P3" draw:layer="layout" svg:width="1.027cm" svg:height="0.806cm" svg:x="17.823cm" svg:y="10.793cm">
          <draw:text-box>
            <text:p text:style-name="P2"><text:span text:style-name="T1">Er</text:span></text:p>
          </draw:text-box>
        </draw:frame>
        <draw:frame draw:style-name="gr2" draw:text-style-name="P4" draw:layer="layout" svg:width="1.171cm" svg:height="0.489cm" svg:x="17.462cm" svg:y="11.288cm">
          <draw:text-box>
            <text:p text:style-name="P2"><text:span text:style-name="T2">Erbium</text:span></text:p>
          </draw:text-box>
        </draw:frame>
        <draw:frame draw:style-name="gr2" draw:text-style-name="P4" draw:layer="layout" svg:width="0.739cm" svg:height="0.489cm" svg:x="18.58cm" svg:y="11.04cm">
          <draw:text-box>
            <text:p text:style-name="P2"><text:span text:style-name="T2">69</text:span></text:p>
          </draw:text-box>
        </draw:frame>
        <draw:frame draw:style-name="gr2" draw:text-style-name="P4" draw:layer="layout" svg:width="1.247cm" svg:height="0.489cm" svg:x="18.582cm" svg:y="11.298cm">
          <draw:text-box>
            <text:p text:style-name="P2"><text:span text:style-name="T2">Thulium</text:span></text:p>
          </draw:text-box>
        </draw:frame>
        <draw:frame draw:style-name="gr2" draw:text-style-name="P3" draw:layer="layout" svg:width="1.247cm" svg:height="0.806cm" svg:x="18.762cm" svg:y="10.793cm">
          <draw:text-box>
            <text:p text:style-name="P2"><text:span text:style-name="T1">Tm</text:span></text:p>
          </draw:text-box>
        </draw:frame>
        <draw:frame draw:style-name="gr2" draw:text-style-name="P3" draw:layer="layout" svg:width="1.133cm" svg:height="0.806cm" svg:x="19.989cm" svg:y="10.811cm">
          <draw:text-box>
            <text:p text:style-name="P2"><text:span text:style-name="T1">Yb</text:span></text:p>
          </draw:text-box>
        </draw:frame>
        <draw:frame draw:style-name="gr2" draw:text-style-name="P4" draw:layer="layout" svg:width="1.408cm" svg:height="0.489cm" svg:x="19.664cm" svg:y="11.299cm">
          <draw:text-box>
            <text:p text:style-name="P2"><text:span text:style-name="T2">Ytterbium</text:span></text:p>
          </draw:text-box>
        </draw:frame>
        <draw:frame draw:style-name="gr2" draw:text-style-name="P4" draw:layer="layout" svg:width="0.735cm" svg:height="0.489cm" svg:x="19.768cm" svg:y="11.041cm">
          <draw:text-box>
            <text:p text:style-name="P2"><text:span text:style-name="T2">70</text:span></text:p>
          </draw:text-box>
        </draw:frame>
        <draw:frame draw:style-name="gr2" draw:text-style-name="P4" draw:layer="layout" svg:width="0.735cm" svg:height="0.489cm" svg:x="20.85cm" svg:y="11.042cm">
          <draw:text-box>
            <text:p text:style-name="P2"><text:span text:style-name="T2">71</text:span></text:p>
          </draw:text-box>
        </draw:frame>
        <draw:frame draw:style-name="gr2" draw:text-style-name="P3" draw:layer="layout" svg:width="1.112cm" svg:height="0.806cm" svg:x="21.105cm" svg:y="10.811cm">
          <draw:text-box>
            <text:p text:style-name="P2"><text:span text:style-name="T1">Lu</text:span></text:p>
          </draw:text-box>
        </draw:frame>
        <draw:frame draw:style-name="gr2" draw:text-style-name="P4" draw:layer="layout" svg:width="1.37cm" svg:height="0.489cm" svg:x="20.773cm" svg:y="11.3cm">
          <draw:text-box>
            <text:p text:style-name="P2"><text:span text:style-name="T2">Lutenium</text:span></text:p>
          </draw:text-box>
        </draw:frame>
        <draw:frame draw:style-name="gr2" draw:text-style-name="P4" draw:layer="layout" svg:width="1.446cm" svg:height="0.489cm" svg:x="14.07cm" svg:y="12.56cm">
          <draw:text-box>
            <text:p text:style-name="P2"><text:span text:style-name="T2">Berkelium</text:span></text:p>
          </draw:text-box>
        </draw:frame>
        <draw:frame draw:style-name="gr2" draw:text-style-name="P4" draw:layer="layout" svg:width="0.735cm" svg:height="0.489cm" svg:x="14.165cm" svg:y="12.275cm">
          <draw:text-box>
            <text:p text:style-name="P2"><text:span text:style-name="T2">97</text:span></text:p>
          </draw:text-box>
        </draw:frame>
        <draw:frame draw:style-name="gr2" draw:text-style-name="P3" draw:layer="layout" svg:width="1.141cm" svg:height="0.806cm" svg:x="14.408cm" svg:y="12.013cm">
          <draw:text-box>
            <text:p text:style-name="P2"><text:span text:style-name="T1">Bk</text:span></text:p>
          </draw:text-box>
        </draw:frame>
        <draw:frame draw:style-name="gr2" draw:text-style-name="P3" draw:layer="layout" svg:width="1.027cm" svg:height="0.806cm" svg:x="15.532cm" svg:y="12.007cm">
          <draw:text-box>
            <text:p text:style-name="P2"><text:span text:style-name="T1">Cf</text:span></text:p>
          </draw:text-box>
        </draw:frame>
        <draw:frame draw:style-name="gr2" draw:text-style-name="P4" draw:layer="layout" svg:width="0.739cm" svg:height="0.489cm" svg:x="15.257cm" svg:y="12.285cm">
          <draw:text-box>
            <text:p text:style-name="P2"><text:span text:style-name="T2">98</text:span></text:p>
          </draw:text-box>
        </draw:frame>
        <draw:frame draw:style-name="gr2" draw:text-style-name="P6" draw:layer="layout" svg:width="1.484cm" svg:height="0.471cm" svg:x="15.179cm" svg:y="12.579cm">
          <draw:text-box>
            <text:p text:style-name="P2"><text:span text:style-name="T4">Californium</text:span></text:p>
          </draw:text-box>
        </draw:frame>
        <draw:frame draw:style-name="gr2" draw:text-style-name="P7" draw:layer="layout" svg:width="0.616cm" svg:height="0.531cm" svg:x="14.862cm" svg:y="12.835cm">
          <draw:text-box>
            <text:p text:style-name="P2"><text:span text:style-name="T7">-</text:span></text:p>
          </draw:text-box>
        </draw:frame>
        <draw:frame draw:style-name="gr2" draw:text-style-name="P3" draw:layer="layout" svg:width="1.107cm" svg:height="0.806cm" svg:x="16.661cm" svg:y="12.023cm">
          <draw:text-box>
            <text:p text:style-name="P2"><text:span text:style-name="T1">Es</text:span></text:p>
          </draw:text-box>
        </draw:frame>
        <draw:frame draw:style-name="gr2" draw:text-style-name="P6" draw:layer="layout" svg:width="1.501cm" svg:height="0.471cm" svg:x="16.3cm" svg:y="12.599cm">
          <draw:text-box>
            <text:p text:style-name="P2"><text:span text:style-name="T4">Einsteinium</text:span></text:p>
          </draw:text-box>
        </draw:frame>
        <draw:frame draw:style-name="gr2" draw:text-style-name="P4" draw:layer="layout" svg:width="0.739cm" svg:height="0.489cm" svg:x="16.385cm" svg:y="12.286cm">
          <draw:text-box>
            <text:p text:style-name="P2"><text:span text:style-name="T2">99</text:span></text:p>
          </draw:text-box>
        </draw:frame>
        <draw:frame draw:style-name="gr2" draw:text-style-name="P7" draw:layer="layout" svg:width="0.616cm" svg:height="0.531cm" svg:x="16.016cm" svg:y="12.836cm">
          <draw:text-box>
            <text:p text:style-name="P2"><text:span text:style-name="T7">-</text:span></text:p>
          </draw:text-box>
        </draw:frame>
        <draw:frame draw:style-name="gr2" draw:text-style-name="P7" draw:layer="layout" svg:width="0.616cm" svg:height="0.531cm" svg:x="17.125cm" svg:y="12.855cm">
          <draw:text-box>
            <text:p text:style-name="P2"><text:span text:style-name="T7">-</text:span></text:p>
          </draw:text-box>
        </draw:frame>
        <draw:frame draw:style-name="gr2" draw:text-style-name="P7" draw:layer="layout" svg:width="0.616cm" svg:height="0.531cm" svg:x="18.216cm" svg:y="12.847cm">
          <draw:text-box>
            <text:p text:style-name="P2"><text:span text:style-name="T7">-</text:span></text:p>
          </draw:text-box>
        </draw:frame>
        <draw:frame draw:style-name="gr2" draw:text-style-name="P7" draw:layer="layout" svg:width="0.616cm" svg:height="0.531cm" svg:x="19.316cm" svg:y="12.857cm">
          <draw:text-box>
            <text:p text:style-name="P2"><text:span text:style-name="T7">-</text:span></text:p>
          </draw:text-box>
        </draw:frame>
        <draw:frame draw:style-name="gr2" draw:text-style-name="P7" draw:layer="layout" svg:width="0.616cm" svg:height="0.531cm" svg:x="20.443cm" svg:y="12.876cm">
          <draw:text-box>
            <text:p text:style-name="P2"><text:span text:style-name="T7">-</text:span></text:p>
          </draw:text-box>
        </draw:frame>
        <draw:frame draw:style-name="gr2" draw:text-style-name="P7" draw:layer="layout" svg:width="0.616cm" svg:height="0.531cm" svg:x="21.534cm" svg:y="12.85cm">
          <draw:text-box>
            <text:p text:style-name="P2"><text:span text:style-name="T7">-</text:span></text:p>
          </draw:text-box>
        </draw:frame>
        <draw:frame draw:style-name="gr2" draw:text-style-name="P4" draw:layer="layout" svg:width="1.332cm" svg:height="0.489cm" svg:x="17.443cm" svg:y="12.596cm">
          <draw:text-box>
            <text:p text:style-name="P2"><text:span text:style-name="T2">Fermium</text:span></text:p>
          </draw:text-box>
        </draw:frame>
        <draw:frame draw:style-name="gr2" draw:text-style-name="P4" draw:layer="layout" svg:width="0.858cm" svg:height="0.489cm" svg:x="17.372cm" svg:y="12.287cm">
          <draw:text-box>
            <text:p text:style-name="P2"><text:span text:style-name="T2">100</text:span></text:p>
          </draw:text-box>
        </draw:frame>
        <draw:frame draw:style-name="gr2" draw:text-style-name="P3" draw:layer="layout" svg:width="1.247cm" svg:height="0.806cm" svg:x="17.689cm" svg:y="12.023cm">
          <draw:text-box>
            <text:p text:style-name="P2"><text:span text:style-name="T1">Fm</text:span></text:p>
          </draw:text-box>
        </draw:frame>
        <draw:frame draw:style-name="gr2" draw:text-style-name="P3" draw:layer="layout" svg:width="1.217cm" svg:height="0.806cm" svg:x="18.782cm" svg:y="12.023cm">
          <draw:text-box>
            <text:p text:style-name="P2"><text:span text:style-name="T1">Md</text:span></text:p>
          </draw:text-box>
        </draw:frame>
        <draw:frame draw:style-name="gr2" draw:text-style-name="P4" draw:layer="layout" svg:width="0.858cm" svg:height="0.489cm" svg:x="18.467cm" svg:y="12.288cm">
          <draw:text-box>
            <text:p text:style-name="P2"><text:span text:style-name="T2">101</text:span></text:p>
          </draw:text-box>
        </draw:frame>
        <draw:frame draw:style-name="gr2" draw:text-style-name="P6" draw:layer="layout" svg:width="1.311cm" svg:height="0.691cm" svg:x="18.6cm" svg:y="12.564cm">
          <draw:text-box>
            <text:p text:style-name="P2"><text:span text:style-name="T4">Mendele-</text:span></text:p>
            <text:p text:style-name="P2"><text:span text:style-name="T4">vium</text:span></text:p>
          </draw:text-box>
        </draw:frame>
        <draw:frame draw:style-name="gr2" draw:text-style-name="P4" draw:layer="layout" svg:width="1.395cm" svg:height="0.489cm" svg:x="19.651cm" svg:y="12.606cm">
          <draw:text-box>
            <text:p text:style-name="P2"><text:span text:style-name="T2">Nobelium</text:span></text:p>
          </draw:text-box>
        </draw:frame>
        <draw:frame draw:style-name="gr2" draw:text-style-name="P4" draw:layer="layout" svg:width="0.853cm" svg:height="0.489cm" svg:x="19.596cm" svg:y="12.289cm">
          <draw:text-box>
            <text:p text:style-name="P2"><text:span text:style-name="T2">102</text:span></text:p>
          </draw:text-box>
        </draw:frame>
        <draw:frame draw:style-name="gr2" draw:text-style-name="P3" draw:layer="layout" svg:width="1.167cm" svg:height="0.806cm" svg:x="19.937cm" svg:y="12.023cm">
          <draw:text-box>
            <text:p text:style-name="P2"><text:span text:style-name="T1">No</text:span></text:p>
          </draw:text-box>
        </draw:frame>
        <draw:frame draw:style-name="gr2" draw:text-style-name="P4" draw:layer="layout" svg:width="0.853cm" svg:height="0.489cm" svg:x="20.808cm" svg:y="12.29cm">
          <draw:text-box>
            <text:p text:style-name="P2"><text:span text:style-name="T2">103</text:span></text:p>
          </draw:text-box>
        </draw:frame>
        <draw:frame draw:style-name="gr2" draw:text-style-name="P3" draw:layer="layout" svg:width="1.002cm" svg:height="0.806cm" svg:x="21.169cm" svg:y="12.039cm">
          <draw:text-box>
            <text:p text:style-name="P2"><text:span text:style-name="T1">Lr</text:span></text:p>
          </draw:text-box>
        </draw:frame>
        <draw:frame draw:style-name="gr2" draw:text-style-name="P6" draw:layer="layout" svg:width="1.196cm" svg:height="0.691cm" svg:x="20.801cm" svg:y="12.583cm">
          <draw:text-box>
            <text:p text:style-name="P2"><text:span text:style-name="T4">Lawren-</text:span></text:p>
            <text:p text:style-name="P2"><text:span text:style-name="T4">cium</text:span></text:p>
          </draw:text-box>
        </draw:frame>
        <draw:frame draw:style-name="gr2" draw:text-style-name="P4" draw:layer="layout" svg:width="0.684cm" svg:height="0.489cm" svg:x="21.953cm" svg:y="11.525cm">
          <draw:text-box>
            <text:p text:style-name="P2"><text:span text:style-name="T2">4f</text:span></text:p>
          </draw:text-box>
        </draw:frame>
        <draw:frame draw:style-name="gr2" draw:text-style-name="P4" draw:layer="layout" svg:width="0.684cm" svg:height="0.489cm" svg:x="21.953cm" svg:y="12.826cm">
          <draw:text-box>
            <text:p text:style-name="P2"><text:span text:style-name="T2">5f</text:span></text:p>
          </draw:text-box>
        </draw:frame>
        <draw:frame draw:style-name="gr4" draw:text-style-name="P2" draw:layer="layout" svg:width="9.525cm" svg:height="0.887cm" svg:x="13.06cm" svg:y="13.353cm">
          <draw:text-box>
            <text:p text:style-name="P2"><text:span text:style-name="T3">Some controversy remains concerning the naming of elements 104 – 109. Element 104 is also called Kurchatovium (Ku).</text:span></text:p>
          </draw:text-box>
        </draw:frame>
        <draw:custom-shape draw:style-name="gr1" draw:text-style-name="P1" draw:layer="layout" svg:width="1.059cm" svg:height="1.111cm" svg:x="16.88cm" svg:y="2.74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7.981cm" svg:y="2.74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9.082cm" svg:y="2.7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0.183cm" svg:y="2.751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1.284cm" svg:y="2.75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2.385cm" svg:y="2.753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2.399cm" svg:y="1.4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2.382cm" svg:y="4.081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1.275cm" svg:y="4.08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0.176cm" svg:y="4.083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9.077cm" svg:y="4.084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7.978cm" svg:y="4.08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6.866cm" svg:y="4.08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6.867cm" svg:y="5.387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7.968cm" svg:y="5.38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9.069cm" svg:y="5.38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0.17cm" svg:y="5.3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1.271cm" svg:y="5.391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2.372cm" svg:y="5.392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2.373cm" svg:y="6.693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1.274cm" svg:y="6.71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0.175cm" svg:y="6.69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9.076cm" svg:y="6.69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7.977cm" svg:y="6.697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6.878cm" svg:y="6.69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6.84cm" svg:y="7.99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7.941cm" svg:y="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19.042cm" svg:y="8.001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0.143cm" svg:y="7.99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1.244cm" svg:y="7.97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9cm" svg:height="1.111cm" svg:x="22.333cm" svg:y="7.97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735cm" svg:height="0.489cm" svg:x="16.651cm" svg:y="2.261cm">
          <draw:text-box>
            <text:p text:style-name="P2"><text:span text:style-name="T2">3a</text:span></text:p>
          </draw:text-box>
        </draw:frame>
        <draw:frame draw:style-name="gr2" draw:text-style-name="P4" draw:layer="layout" svg:width="0.739cm" svg:height="0.489cm" svg:x="17.743cm" svg:y="2.262cm">
          <draw:text-box>
            <text:p text:style-name="P2"><text:span text:style-name="T2">4a</text:span></text:p>
          </draw:text-box>
        </draw:frame>
        <draw:frame draw:style-name="gr2" draw:text-style-name="P4" draw:layer="layout" svg:width="0.739cm" svg:height="0.489cm" svg:x="18.883cm" svg:y="2.267cm">
          <draw:text-box>
            <text:p text:style-name="P2"><text:span text:style-name="T2">5a</text:span></text:p>
          </draw:text-box>
        </draw:frame>
        <draw:frame draw:style-name="gr2" draw:text-style-name="P4" draw:layer="layout" svg:width="0.739cm" svg:height="0.489cm" svg:x="19.949cm" svg:y="2.281cm">
          <draw:text-box>
            <text:p text:style-name="P2"><text:span text:style-name="T2">6a</text:span></text:p>
          </draw:text-box>
        </draw:frame>
        <draw:frame draw:style-name="gr2" draw:text-style-name="P4" draw:layer="layout" svg:width="0.735cm" svg:height="0.489cm" svg:x="21.072cm" svg:y="2.282cm">
          <draw:text-box>
            <text:p text:style-name="P2"><text:span text:style-name="T2">7a</text:span></text:p>
          </draw:text-box>
        </draw:frame>
        <draw:frame draw:style-name="gr2" draw:text-style-name="P4" draw:layer="layout" svg:width="0.726cm" svg:height="0.489cm" svg:x="23.373cm" svg:y="1.983cm">
          <draw:text-box>
            <text:p text:style-name="P2"><text:span text:style-name="T2">1s</text:span></text:p>
          </draw:text-box>
        </draw:frame>
        <draw:frame draw:style-name="gr2" draw:text-style-name="P4" draw:layer="layout" svg:width="0.955cm" svg:height="0.489cm" svg:x="23.347cm" svg:y="3.197cm">
          <draw:text-box>
            <text:p text:style-name="P2"><text:span text:style-name="T2">2s2p</text:span></text:p>
          </draw:text-box>
        </draw:frame>
        <draw:frame draw:style-name="gr4" draw:text-style-name="P2" draw:layer="layout" svg:width="1.333cm" svg:height="0.887cm" svg:x="16.532cm" svg:y="1.425cm">
          <draw:text-box>
            <text:p text:style-name="P2"><text:span text:style-name="T3">Boron</text:span></text:p>
            <text:p text:style-name="P2"><text:span text:style-name="T3">group</text:span></text:p>
          </draw:text-box>
        </draw:frame>
        <draw:frame draw:style-name="gr4" draw:text-style-name="P2" draw:layer="layout" svg:width="1.777cm" svg:height="0.887cm" svg:x="17.633cm" svg:y="1.426cm">
          <draw:text-box>
            <text:p text:style-name="P2"><text:span text:style-name="T3">Carbon</text:span></text:p>
            <text:p text:style-name="P2"><text:span text:style-name="T3">group</text:span></text:p>
          </draw:text-box>
        </draw:frame>
        <draw:frame draw:style-name="gr4" draw:text-style-name="P2" draw:layer="layout" svg:width="1.777cm" svg:height="0.887cm" svg:x="18.734cm" svg:y="1.427cm">
          <draw:text-box>
            <text:p text:style-name="P2"><text:span text:style-name="T3">Nitrogen</text:span></text:p>
            <text:p text:style-name="P2"><text:span text:style-name="T3">group</text:span></text:p>
          </draw:text-box>
        </draw:frame>
        <draw:frame draw:style-name="gr4" draw:text-style-name="P2" draw:layer="layout" svg:width="1.777cm" svg:height="0.887cm" svg:x="19.935cm" svg:y="1.428cm">
          <draw:text-box>
            <text:p text:style-name="P2"><text:span text:style-name="T3">Oxygen</text:span></text:p>
            <text:p text:style-name="P2"><text:span text:style-name="T3">group</text:span></text:p>
          </draw:text-box>
        </draw:frame>
        <draw:frame draw:style-name="gr4" draw:text-style-name="P2" draw:layer="layout" svg:width="1.777cm" svg:height="0.68cm" svg:x="20.936cm" svg:y="1.729cm">
          <draw:text-box>
            <text:p text:style-name="P2"><text:span text:style-name="T3">Halogens</text:span></text:p>
          </draw:text-box>
        </draw:frame>
        <draw:frame draw:style-name="gr4" draw:text-style-name="P2" draw:layer="layout" svg:width="1.777cm" svg:height="0.887cm" svg:x="22.337cm" svg:y="0.629cm">
          <draw:text-box>
            <text:p text:style-name="P2"><text:span text:style-name="T3">Inert gases</text:span></text:p>
          </draw:text-box>
        </draw:frame>
        <draw:frame draw:style-name="gr4" draw:text-style-name="P2" draw:layer="layout" svg:width="1.777cm" svg:height="1.205cm" svg:x="23.353cm" svg:y="0.946cm">
          <draw:text-box>
            <text:p text:style-name="P2"><text:span text:style-name="T3">Electron</text:span></text:p>
            <text:p text:style-name="P2"><text:span text:style-name="T3">subshells</text:span></text:p>
            <text:p text:style-name="P2"><text:span text:style-name="T3">filled</text:span></text:p>
          </draw:text-box>
        </draw:frame>
        <draw:frame draw:style-name="gr2" draw:text-style-name="P4" draw:layer="layout" svg:width="0.955cm" svg:height="0.489cm" svg:x="23.348cm" svg:y="4.398cm">
          <draw:text-box>
            <text:p text:style-name="P2"><text:span text:style-name="T2">3s3p</text:span></text:p>
          </draw:text-box>
        </draw:frame>
        <draw:frame draw:style-name="gr2" draw:text-style-name="P4" draw:layer="layout" svg:width="1.48cm" svg:height="0.489cm" svg:x="23.385cm" svg:y="5.699cm">
          <draw:text-box>
            <text:p text:style-name="P2"><text:span text:style-name="T2">4s3d 4s4p</text:span></text:p>
          </draw:text-box>
        </draw:frame>
        <draw:frame draw:style-name="gr2" draw:text-style-name="P4" draw:layer="layout" svg:width="1.484cm" svg:height="0.489cm" svg:x="23.385cm" svg:y="7cm">
          <draw:text-box>
            <text:p text:style-name="P2"><text:span text:style-name="T2">5s4d 5s5p</text:span></text:p>
          </draw:text-box>
        </draw:frame>
        <draw:frame draw:style-name="gr2" draw:text-style-name="P4" draw:layer="layout" svg:width="1.484cm" svg:height="0.489cm" svg:x="23.385cm" svg:y="8.401cm">
          <draw:text-box>
            <text:p text:style-name="P2"><text:span text:style-name="T2">6s5d 6s6p</text:span></text:p>
          </draw:text-box>
        </draw:frame>
        <draw:frame draw:style-name="gr2" draw:text-style-name="P4" draw:layer="layout" svg:width="0.959cm" svg:height="0.489cm" svg:x="23.585cm" svg:y="11.002cm">
          <draw:text-box>
            <text:p text:style-name="P2"><text:span text:style-name="T2">7s6d</text:span></text:p>
          </draw:text-box>
        </draw:frame>
        <draw:frame draw:style-name="gr2" draw:text-style-name="P4" draw:layer="layout" svg:width="0.621cm" svg:height="0.489cm" svg:x="16.838cm" svg:y="2.935cm">
          <draw:text-box>
            <text:p text:style-name="P2"><text:span text:style-name="T2">5</text:span></text:p>
          </draw:text-box>
        </draw:frame>
        <draw:frame draw:style-name="gr2" draw:text-style-name="P4" draw:layer="layout" svg:width="0.621cm" svg:height="0.489cm" svg:x="17.939cm" svg:y="2.936cm">
          <draw:text-box>
            <text:p text:style-name="P2"><text:span text:style-name="T2">6</text:span></text:p>
          </draw:text-box>
        </draw:frame>
        <draw:frame draw:style-name="gr2" draw:text-style-name="P4" draw:layer="layout" svg:width="0.616cm" svg:height="0.489cm" svg:x="19.04cm" svg:y="2.937cm">
          <draw:text-box>
            <text:p text:style-name="P2"><text:span text:style-name="T2">7</text:span></text:p>
          </draw:text-box>
        </draw:frame>
        <draw:frame draw:style-name="gr2" draw:text-style-name="P4" draw:layer="layout" svg:width="0.621cm" svg:height="0.489cm" svg:x="20.14cm" svg:y="2.938cm">
          <draw:text-box>
            <text:p text:style-name="P2"><text:span text:style-name="T2">8</text:span></text:p>
          </draw:text-box>
        </draw:frame>
        <draw:frame draw:style-name="gr2" draw:text-style-name="P4" draw:layer="layout" svg:width="0.621cm" svg:height="0.489cm" svg:x="21.341cm" svg:y="2.939cm">
          <draw:text-box>
            <text:p text:style-name="P2"><text:span text:style-name="T2">9</text:span></text:p>
          </draw:text-box>
        </draw:frame>
        <draw:frame draw:style-name="gr2" draw:text-style-name="P4" draw:layer="layout" svg:width="0.739cm" svg:height="0.489cm" svg:x="22.242cm" svg:y="2.94cm">
          <draw:text-box>
            <text:p text:style-name="P2"><text:span text:style-name="T2">10</text:span></text:p>
          </draw:text-box>
        </draw:frame>
        <draw:frame draw:style-name="gr2" draw:text-style-name="P3" draw:layer="layout" svg:width="0.862cm" svg:height="0.806cm" svg:x="17.018cm" svg:y="2.652cm">
          <draw:text-box>
            <text:p text:style-name="P2"><text:span text:style-name="T1">B</text:span></text:p>
          </draw:text-box>
        </draw:frame>
        <draw:frame draw:style-name="gr2" draw:text-style-name="P3" draw:layer="layout" svg:width="0.862cm" svg:height="0.806cm" svg:x="18.14cm" svg:y="2.68cm">
          <draw:text-box>
            <text:p text:style-name="P2"><text:span text:style-name="T1">C</text:span></text:p>
          </draw:text-box>
        </draw:frame>
        <draw:frame draw:style-name="gr2" draw:text-style-name="P3" draw:layer="layout" svg:width="0.862cm" svg:height="0.806cm" svg:x="19.278cm" svg:y="2.68cm">
          <draw:text-box>
            <text:p text:style-name="P2"><text:span text:style-name="T1">N</text:span></text:p>
          </draw:text-box>
        </draw:frame>
        <draw:frame draw:style-name="gr2" draw:text-style-name="P3" draw:layer="layout" svg:width="0.887cm" svg:height="0.806cm" svg:x="20.378cm" svg:y="2.68cm">
          <draw:text-box>
            <text:p text:style-name="P2"><text:span text:style-name="T1">O</text:span></text:p>
          </draw:text-box>
        </draw:frame>
        <draw:frame draw:style-name="gr2" draw:text-style-name="P3" draw:layer="layout" svg:width="0.807cm" svg:height="0.806cm" svg:x="21.515cm" svg:y="2.68cm">
          <draw:text-box>
            <text:p text:style-name="P2"><text:span text:style-name="T1">F</text:span></text:p>
          </draw:text-box>
        </draw:frame>
        <draw:frame draw:style-name="gr2" draw:text-style-name="P3" draw:layer="layout" svg:width="1.141cm" svg:height="0.806cm" svg:x="22.485cm" svg:y="2.651cm">
          <draw:text-box>
            <text:p text:style-name="P2"><text:span text:style-name="T1">Ne</text:span></text:p>
          </draw:text-box>
        </draw:frame>
        <draw:frame draw:style-name="gr2" draw:text-style-name="P4" draw:layer="layout" svg:width="0.616cm" svg:height="0.489cm" svg:x="22.262cm" svg:y="1.667cm">
          <draw:text-box>
            <text:p text:style-name="P2"><text:span text:style-name="T2">2</text:span></text:p>
          </draw:text-box>
        </draw:frame>
        <draw:frame draw:style-name="gr2" draw:text-style-name="P3" draw:layer="layout" svg:width="1.141cm" svg:height="0.806cm" svg:x="22.434cm" svg:y="1.367cm">
          <draw:text-box>
            <text:p text:style-name="P2"><text:span text:style-name="T1">He</text:span></text:p>
          </draw:text-box>
        </draw:frame>
        <draw:frame draw:style-name="gr2" draw:text-style-name="P3" draw:layer="layout" svg:width="1.002cm" svg:height="0.806cm" svg:x="21.467cm" svg:y="3.921cm">
          <draw:text-box>
            <text:p text:style-name="P2"><text:span text:style-name="T1">Cl</text:span></text:p>
          </draw:text-box>
        </draw:frame>
        <draw:frame draw:style-name="gr2" draw:text-style-name="P3" draw:layer="layout" svg:width="1.057cm" svg:height="0.806cm" svg:x="21.42cm" svg:y="5.248cm">
          <draw:text-box>
            <text:p text:style-name="P2"><text:span text:style-name="T1">Br</text:span></text:p>
          </draw:text-box>
        </draw:frame>
        <draw:frame draw:style-name="gr2" draw:text-style-name="P3" draw:layer="layout" svg:width="0.637cm" svg:height="0.806cm" svg:x="21.521cm" svg:y="6.548cm">
          <draw:text-box>
            <text:p text:style-name="P2"><text:span text:style-name="T1">I</text:span></text:p>
          </draw:text-box>
        </draw:frame>
        <draw:frame draw:style-name="gr2" draw:text-style-name="P3" draw:layer="layout" svg:width="1.027cm" svg:height="0.806cm" svg:x="21.422cm" svg:y="7.848cm">
          <draw:text-box>
            <text:p text:style-name="P2"><text:span text:style-name="T1">At</text:span></text:p>
          </draw:text-box>
        </draw:frame>
        <draw:frame draw:style-name="gr2" draw:text-style-name="P3" draw:layer="layout" svg:width="1.057cm" svg:height="0.806cm" svg:x="22.486cm" svg:y="3.951cm">
          <draw:text-box>
            <text:p text:style-name="P2"><text:span text:style-name="T1">Ar</text:span></text:p>
          </draw:text-box>
        </draw:frame>
        <draw:frame draw:style-name="gr2" draw:text-style-name="P3" draw:layer="layout" svg:width="1.052cm" svg:height="0.806cm" svg:x="22.487cm" svg:y="5.251cm">
          <draw:text-box>
            <text:p text:style-name="P2"><text:span text:style-name="T1">Kr</text:span></text:p>
          </draw:text-box>
        </draw:frame>
        <draw:frame draw:style-name="gr2" draw:text-style-name="P3" draw:layer="layout" svg:width="1.112cm" svg:height="0.806cm" svg:x="22.503cm" svg:y="6.551cm">
          <draw:text-box>
            <text:p text:style-name="P2"><text:span text:style-name="T1">Xe</text:span></text:p>
          </draw:text-box>
        </draw:frame>
        <draw:frame draw:style-name="gr2" draw:text-style-name="P3" draw:layer="layout" svg:width="1.158cm" svg:height="0.806cm" svg:x="22.451cm" svg:y="7.851cm">
          <draw:text-box>
            <text:p text:style-name="P2"><text:span text:style-name="T1">Rn</text:span></text:p>
          </draw:text-box>
        </draw:frame>
        <draw:frame draw:style-name="gr2" draw:text-style-name="P3" draw:layer="layout" svg:width="0.832cm" svg:height="0.806cm" svg:x="20.379cm" svg:y="3.98cm">
          <draw:text-box>
            <text:p text:style-name="P2"><text:span text:style-name="T1">S</text:span></text:p>
          </draw:text-box>
        </draw:frame>
        <draw:frame draw:style-name="gr2" draw:text-style-name="P3" draw:layer="layout" svg:width="1.112cm" svg:height="0.806cm" svg:x="20.299cm" svg:y="5.248cm">
          <draw:text-box>
            <text:p text:style-name="P2"><text:span text:style-name="T1">Se</text:span></text:p>
          </draw:text-box>
        </draw:frame>
        <draw:frame draw:style-name="gr2" draw:text-style-name="P3" draw:layer="layout" svg:width="1.048cm" svg:height="0.806cm" svg:x="20.315cm" svg:y="6.548cm">
          <draw:text-box>
            <text:p text:style-name="P2"><text:span text:style-name="T1">Te</text:span></text:p>
          </draw:text-box>
        </draw:frame>
        <draw:frame draw:style-name="gr2" draw:text-style-name="P3" draw:layer="layout" svg:width="1.137cm" svg:height="0.806cm" svg:x="20.279cm" svg:y="7.832cm">
          <draw:text-box>
            <text:p text:style-name="P2"><text:span text:style-name="T1">Po</text:span></text:p>
          </draw:text-box>
        </draw:frame>
        <draw:frame draw:style-name="gr2" draw:text-style-name="P3" draw:layer="layout" svg:width="0.832cm" svg:height="0.806cm" svg:x="19.294cm" svg:y="3.964cm">
          <draw:text-box>
            <text:p text:style-name="P2"><text:span text:style-name="T1">P</text:span></text:p>
          </draw:text-box>
        </draw:frame>
        <draw:frame draw:style-name="gr2" draw:text-style-name="P3" draw:layer="layout" svg:width="1.137cm" svg:height="0.806cm" svg:x="19.194cm" svg:y="5.248cm">
          <draw:text-box>
            <text:p text:style-name="P2"><text:span text:style-name="T1">As</text:span></text:p>
          </draw:text-box>
        </draw:frame>
        <draw:frame draw:style-name="gr2" draw:text-style-name="P3" draw:layer="layout" svg:width="1.137cm" svg:height="0.806cm" svg:x="19.195cm" svg:y="6.532cm">
          <draw:text-box>
            <text:p text:style-name="P2"><text:span text:style-name="T1">Sb</text:span></text:p>
          </draw:text-box>
        </draw:frame>
        <draw:frame draw:style-name="gr2" draw:text-style-name="P3" draw:layer="layout" svg:width="1.002cm" svg:height="0.806cm" svg:x="19.196cm" svg:y="7.832cm">
          <draw:text-box>
            <text:p text:style-name="P2"><text:span text:style-name="T1">Bi</text:span></text:p>
          </draw:text-box>
        </draw:frame>
        <draw:frame draw:style-name="gr2" draw:text-style-name="P3" draw:layer="layout" svg:width="0.972cm" svg:height="0.806cm" svg:x="18.124cm" svg:y="3.964cm">
          <draw:text-box>
            <text:p text:style-name="P2"><text:span text:style-name="T1">Si</text:span></text:p>
          </draw:text-box>
        </draw:frame>
        <draw:frame draw:style-name="gr2" draw:text-style-name="P3" draw:layer="layout" svg:width="1.167cm" svg:height="0.806cm" svg:x="18.072cm" svg:y="5.212cm">
          <draw:text-box>
            <text:p text:style-name="P2"><text:span text:style-name="T1">Ge</text:span></text:p>
          </draw:text-box>
        </draw:frame>
        <draw:frame draw:style-name="gr2" draw:text-style-name="P3" draw:layer="layout" svg:width="1.133cm" svg:height="0.806cm" svg:x="18.073cm" svg:y="6.548cm">
          <draw:text-box>
            <text:p text:style-name="P2"><text:span text:style-name="T1">Sn</text:span></text:p>
          </draw:text-box>
        </draw:frame>
        <draw:frame draw:style-name="gr2" draw:text-style-name="P3" draw:layer="layout" svg:width="1.137cm" svg:height="0.806cm" svg:x="18.074cm" svg:y="7.842cm">
          <draw:text-box>
            <text:p text:style-name="P2"><text:span text:style-name="T1">Pb</text:span></text:p>
          </draw:text-box>
        </draw:frame>
        <draw:frame draw:style-name="gr2" draw:text-style-name="P3" draw:layer="layout" svg:width="1.002cm" svg:height="0.806cm" svg:x="17.018cm" svg:y="3.952cm">
          <draw:text-box>
            <text:p text:style-name="P2"><text:span text:style-name="T1">Al</text:span></text:p>
          </draw:text-box>
        </draw:frame>
        <draw:frame draw:style-name="gr2" draw:text-style-name="P3" draw:layer="layout" svg:width="1.167cm" svg:height="0.806cm" svg:x="16.97cm" svg:y="5.236cm">
          <draw:text-box>
            <text:p text:style-name="P2"><text:span text:style-name="T1">Ga</text:span></text:p>
          </draw:text-box>
        </draw:frame>
        <draw:frame draw:style-name="gr2" draw:text-style-name="P3" draw:layer="layout" svg:width="0.938cm" svg:height="0.806cm" svg:x="17.057cm" svg:y="6.552cm">
          <draw:text-box>
            <text:p text:style-name="P2"><text:span text:style-name="T1">In</text:span></text:p>
          </draw:text-box>
        </draw:frame>
        <draw:frame draw:style-name="gr2" draw:text-style-name="P3" draw:layer="layout" svg:width="0.947cm" svg:height="0.806cm" svg:x="16.987cm" svg:y="7.836cm">
          <draw:text-box>
            <text:p text:style-name="P2"><text:span text:style-name="T1">Tl</text:span></text:p>
          </draw:text-box>
        </draw:frame>
        <draw:frame draw:style-name="gr2" draw:text-style-name="P4" draw:layer="layout" svg:width="0.735cm" svg:height="0.489cm" svg:x="16.723cm" svg:y="4.236cm">
          <draw:text-box>
            <text:p text:style-name="P2"><text:span text:style-name="T2">13</text:span></text:p>
          </draw:text-box>
        </draw:frame>
        <draw:frame draw:style-name="gr2" draw:text-style-name="P4" draw:layer="layout" svg:width="0.735cm" svg:height="0.489cm" svg:x="16.724cm" svg:y="5.537cm">
          <draw:text-box>
            <text:p text:style-name="P2"><text:span text:style-name="T2">31</text:span></text:p>
          </draw:text-box>
        </draw:frame>
        <draw:frame draw:style-name="gr2" draw:text-style-name="P4" draw:layer="layout" svg:width="0.739cm" svg:height="0.489cm" svg:x="16.725cm" svg:y="6.822cm">
          <draw:text-box>
            <text:p text:style-name="P2"><text:span text:style-name="T2">49</text:span></text:p>
          </draw:text-box>
        </draw:frame>
        <draw:frame draw:style-name="gr2" draw:text-style-name="P4" draw:layer="layout" svg:width="0.739cm" svg:height="0.489cm" svg:x="16.774cm" svg:y="8.123cm">
          <draw:text-box>
            <text:p text:style-name="P2"><text:span text:style-name="T2">81</text:span></text:p>
          </draw:text-box>
        </draw:frame>
        <draw:frame draw:style-name="gr2" draw:text-style-name="P4" draw:layer="layout" svg:width="0.739cm" svg:height="0.489cm" svg:x="17.844cm" svg:y="4.237cm">
          <draw:text-box>
            <text:p text:style-name="P2"><text:span text:style-name="T2">14</text:span></text:p>
          </draw:text-box>
        </draw:frame>
        <draw:frame draw:style-name="gr2" draw:text-style-name="P4" draw:layer="layout" svg:width="0.731cm" svg:height="0.489cm" svg:x="17.829cm" svg:y="5.538cm">
          <draw:text-box>
            <text:p text:style-name="P2"><text:span text:style-name="T2">32</text:span></text:p>
          </draw:text-box>
        </draw:frame>
        <draw:frame draw:style-name="gr2" draw:text-style-name="P4" draw:layer="layout" svg:width="0.739cm" svg:height="0.489cm" svg:x="17.83cm" svg:y="6.839cm">
          <draw:text-box>
            <text:p text:style-name="P2"><text:span text:style-name="T2">50</text:span></text:p>
          </draw:text-box>
        </draw:frame>
        <draw:frame draw:style-name="gr2" draw:text-style-name="P4" draw:layer="layout" svg:width="0.735cm" svg:height="0.489cm" svg:x="17.831cm" svg:y="8.124cm">
          <draw:text-box>
            <text:p text:style-name="P2"><text:span text:style-name="T2">82</text:span></text:p>
          </draw:text-box>
        </draw:frame>
        <draw:frame draw:style-name="gr2" draw:text-style-name="P4" draw:layer="layout" svg:width="0.739cm" svg:height="0.489cm" svg:x="19.029cm" svg:y="4.238cm">
          <draw:text-box>
            <text:p text:style-name="P2"><text:span text:style-name="T2">15</text:span></text:p>
          </draw:text-box>
        </draw:frame>
        <draw:frame draw:style-name="gr2" draw:text-style-name="P4" draw:layer="layout" svg:width="0.731cm" svg:height="0.489cm" svg:x="18.946cm" svg:y="5.539cm">
          <draw:text-box>
            <text:p text:style-name="P2"><text:span text:style-name="T2">33</text:span></text:p>
          </draw:text-box>
        </draw:frame>
        <draw:frame draw:style-name="gr2" draw:text-style-name="P4" draw:layer="layout" svg:width="0.739cm" svg:height="0.489cm" svg:x="18.979cm" svg:y="6.84cm">
          <draw:text-box>
            <text:p text:style-name="P2"><text:span text:style-name="T2">51</text:span></text:p>
          </draw:text-box>
        </draw:frame>
        <draw:frame draw:style-name="gr2" draw:text-style-name="P4" draw:layer="layout" svg:width="0.735cm" svg:height="0.489cm" svg:x="18.964cm" svg:y="8.125cm">
          <draw:text-box>
            <text:p text:style-name="P2"><text:span text:style-name="T2">83</text:span></text:p>
          </draw:text-box>
        </draw:frame>
        <draw:frame draw:style-name="gr2" draw:text-style-name="P4" draw:layer="layout" svg:width="0.739cm" svg:height="0.489cm" svg:x="20.098cm" svg:y="4.239cm">
          <draw:text-box>
            <text:p text:style-name="P2"><text:span text:style-name="T2">16</text:span></text:p>
          </draw:text-box>
        </draw:frame>
        <draw:frame draw:style-name="gr2" draw:text-style-name="P4" draw:layer="layout" svg:width="0.735cm" svg:height="0.489cm" svg:x="20.026cm" svg:y="5.54cm">
          <draw:text-box>
            <text:p text:style-name="P2"><text:span text:style-name="T2">34</text:span></text:p>
          </draw:text-box>
        </draw:frame>
        <draw:frame draw:style-name="gr2" draw:text-style-name="P4" draw:layer="layout" svg:width="0.735cm" svg:height="0.489cm" svg:x="20.132cm" svg:y="6.841cm">
          <draw:text-box>
            <text:p text:style-name="P2"><text:span text:style-name="T2">52</text:span></text:p>
          </draw:text-box>
        </draw:frame>
        <draw:frame draw:style-name="gr2" draw:text-style-name="P4" draw:layer="layout" svg:width="0.739cm" svg:height="0.489cm" svg:x="19.914cm" svg:y="8.142cm">
          <draw:text-box>
            <text:p text:style-name="P2"><text:span text:style-name="T2">84</text:span></text:p>
          </draw:text-box>
        </draw:frame>
        <draw:frame draw:style-name="gr2" draw:text-style-name="P4" draw:layer="layout" svg:width="0.735cm" svg:height="0.489cm" svg:x="21.167cm" svg:y="4.24cm">
          <draw:text-box>
            <text:p text:style-name="P2"><text:span text:style-name="T2">17</text:span></text:p>
          </draw:text-box>
        </draw:frame>
        <draw:frame draw:style-name="gr2" draw:text-style-name="P4" draw:layer="layout" svg:width="0.735cm" svg:height="0.489cm" svg:x="21.152cm" svg:y="5.541cm">
          <draw:text-box>
            <text:p text:style-name="P2"><text:span text:style-name="T2">35</text:span></text:p>
          </draw:text-box>
        </draw:frame>
        <draw:frame draw:style-name="gr2" draw:text-style-name="P4" draw:layer="layout" svg:width="0.735cm" svg:height="0.489cm" svg:x="21.253cm" svg:y="6.842cm">
          <draw:text-box>
            <text:p text:style-name="P2"><text:span text:style-name="T2">53</text:span></text:p>
          </draw:text-box>
        </draw:frame>
        <draw:frame draw:style-name="gr2" draw:text-style-name="P4" draw:layer="layout" svg:width="0.739cm" svg:height="0.489cm" svg:x="21.138cm" svg:y="8.139cm">
          <draw:text-box>
            <text:p text:style-name="P2"><text:span text:style-name="T2">85</text:span></text:p>
          </draw:text-box>
        </draw:frame>
        <draw:frame draw:style-name="gr2" draw:text-style-name="P4" draw:layer="layout" svg:width="0.739cm" svg:height="0.489cm" svg:x="22.236cm" svg:y="4.257cm">
          <draw:text-box>
            <text:p text:style-name="P2"><text:span text:style-name="T2">18</text:span></text:p>
          </draw:text-box>
        </draw:frame>
        <draw:frame draw:style-name="gr2" draw:text-style-name="P4" draw:layer="layout" svg:width="0.735cm" svg:height="0.489cm" svg:x="22.237cm" svg:y="5.558cm">
          <draw:text-box>
            <text:p text:style-name="P2"><text:span text:style-name="T2">36</text:span></text:p>
          </draw:text-box>
        </draw:frame>
        <draw:frame draw:style-name="gr2" draw:text-style-name="P4" draw:layer="layout" svg:width="0.739cm" svg:height="0.489cm" svg:x="22.222cm" svg:y="6.859cm">
          <draw:text-box>
            <text:p text:style-name="P2"><text:span text:style-name="T2">54</text:span></text:p>
          </draw:text-box>
        </draw:frame>
        <draw:frame draw:style-name="gr2" draw:text-style-name="P4" draw:layer="layout" svg:width="0.739cm" svg:height="0.489cm" svg:x="22.207cm" svg:y="8.124cm">
          <draw:text-box>
            <text:p text:style-name="P2"><text:span text:style-name="T2">86</text:span></text:p>
          </draw:text-box>
        </draw:frame>
        <draw:frame draw:style-name="gr2" draw:text-style-name="P4" draw:layer="layout" svg:width="1.069cm" svg:height="0.489cm" svg:x="16.704cm" svg:y="3.197cm">
          <draw:text-box>
            <text:p text:style-name="P2"><text:span text:style-name="T2">Boron</text:span></text:p>
          </draw:text-box>
        </draw:frame>
        <draw:frame draw:style-name="gr2" draw:text-style-name="P4" draw:layer="layout" svg:width="1.192cm" svg:height="0.489cm" svg:x="17.801cm" svg:y="3.229cm">
          <draw:text-box>
            <text:p text:style-name="P2"><text:span text:style-name="T2">Carbon</text:span></text:p>
          </draw:text-box>
        </draw:frame>
        <draw:frame draw:style-name="gr2" draw:text-style-name="P4" draw:layer="layout" svg:width="1.302cm" svg:height="0.489cm" svg:x="18.909cm" svg:y="3.254cm">
          <draw:text-box>
            <text:p text:style-name="P2"><text:span text:style-name="T2">Nitrogen</text:span></text:p>
          </draw:text-box>
        </draw:frame>
        <draw:frame draw:style-name="gr2" draw:text-style-name="P4" draw:layer="layout" svg:width="1.226cm" svg:height="0.489cm" svg:x="19.969cm" svg:y="3.245cm">
          <draw:text-box>
            <text:p text:style-name="P2"><text:span text:style-name="T2">Oxygen</text:span></text:p>
          </draw:text-box>
        </draw:frame>
        <draw:frame draw:style-name="gr2" draw:text-style-name="P4" draw:layer="layout" svg:width="1.264cm" svg:height="0.489cm" svg:x="21.067cm" svg:y="3.265cm">
          <draw:text-box>
            <text:p text:style-name="P2"><text:span text:style-name="T2">Fluorine</text:span></text:p>
          </draw:text-box>
        </draw:frame>
        <draw:frame draw:style-name="gr2" draw:text-style-name="P4" draw:layer="layout" svg:width="1.006cm" svg:height="0.489cm" svg:x="22.216cm" svg:y="3.265cm">
          <draw:text-box>
            <text:p text:style-name="P2"><text:span text:style-name="T2">Neon</text:span></text:p>
          </draw:text-box>
        </draw:frame>
        <draw:frame draw:style-name="gr2" draw:text-style-name="P4" draw:layer="layout" svg:width="1.433cm" svg:height="0.489cm" svg:x="16.651cm" svg:y="4.567cm">
          <draw:text-box>
            <text:p text:style-name="P2"><text:span text:style-name="T2">Aluminum</text:span></text:p>
          </draw:text-box>
        </draw:frame>
        <draw:frame draw:style-name="gr2" draw:text-style-name="P4" draw:layer="layout" svg:width="1.124cm" svg:height="0.489cm" svg:x="17.767cm" svg:y="4.556cm">
          <draw:text-box>
            <text:p text:style-name="P2"><text:span text:style-name="T2">Silicon</text:span></text:p>
          </draw:text-box>
        </draw:frame>
        <draw:frame draw:style-name="gr2" draw:text-style-name="P4" draw:layer="layout" svg:width="1.628cm" svg:height="0.489cm" svg:x="18.774cm" svg:y="4.551cm">
          <draw:text-box>
            <text:p text:style-name="P2"><text:span text:style-name="T2">Phosphorus</text:span></text:p>
          </draw:text-box>
        </draw:frame>
        <draw:frame draw:style-name="gr2" draw:text-style-name="P4" draw:layer="layout" svg:width="1.065cm" svg:height="0.489cm" svg:x="20.145cm" svg:y="4.567cm">
          <draw:text-box>
            <text:p text:style-name="P2"><text:span text:style-name="T2">Sulfur</text:span></text:p>
          </draw:text-box>
        </draw:frame>
        <draw:frame draw:style-name="gr2" draw:text-style-name="P4" draw:layer="layout" svg:width="1.281cm" svg:height="0.489cm" svg:x="21.106cm" svg:y="4.567cm">
          <draw:text-box>
            <text:p text:style-name="P2"><text:span text:style-name="T2">Chlorine</text:span></text:p>
          </draw:text-box>
        </draw:frame>
        <draw:frame draw:style-name="gr2" draw:text-style-name="P4" draw:layer="layout" svg:width="1.065cm" svg:height="0.489cm" svg:x="22.203cm" svg:y="4.567cm">
          <draw:text-box>
            <text:p text:style-name="P2"><text:span text:style-name="T2">Argon</text:span></text:p>
          </draw:text-box>
        </draw:frame>
        <draw:frame draw:style-name="gr2" draw:text-style-name="P4" draw:layer="layout" svg:width="1.158cm" svg:height="0.489cm" svg:x="22.218cm" svg:y="1.966cm">
          <draw:text-box>
            <text:p text:style-name="P2"><text:span text:style-name="T2">Helium</text:span></text:p>
          </draw:text-box>
        </draw:frame>
        <draw:frame draw:style-name="gr2" draw:text-style-name="P4" draw:layer="layout" svg:width="1.217cm" svg:height="0.489cm" svg:x="16.718cm" svg:y="5.816cm">
          <draw:text-box>
            <text:p text:style-name="P2"><text:span text:style-name="T2">Gallium</text:span></text:p>
          </draw:text-box>
        </draw:frame>
        <draw:frame draw:style-name="gr2" draw:text-style-name="P4" draw:layer="layout" svg:width="1.603cm" svg:height="0.489cm" svg:x="17.669cm" svg:y="5.837cm">
          <draw:text-box>
            <text:p text:style-name="P2"><text:span text:style-name="T2">Germanium</text:span></text:p>
          </draw:text-box>
        </draw:frame>
        <draw:frame draw:style-name="gr2" draw:text-style-name="P4" draw:layer="layout" svg:width="1.205cm" svg:height="0.489cm" svg:x="18.908cm" svg:y="5.826cm">
          <draw:text-box>
            <text:p text:style-name="P2"><text:span text:style-name="T2">Arsenic</text:span></text:p>
          </draw:text-box>
        </draw:frame>
        <draw:frame draw:style-name="gr2" draw:text-style-name="P4" draw:layer="layout" svg:width="1.383cm" svg:height="0.489cm" svg:x="19.981cm" svg:y="5.842cm">
          <draw:text-box>
            <text:p text:style-name="P2"><text:span text:style-name="T2">Selenium</text:span></text:p>
          </draw:text-box>
        </draw:frame>
        <draw:frame draw:style-name="gr2" draw:text-style-name="P4" draw:layer="layout" svg:width="1.289cm" svg:height="0.489cm" svg:x="21.114cm" svg:y="5.842cm">
          <draw:text-box>
            <text:p text:style-name="P2"><text:span text:style-name="T2">Bromine</text:span></text:p>
          </draw:text-box>
        </draw:frame>
        <draw:frame draw:style-name="gr2" draw:text-style-name="P4" draw:layer="layout" svg:width="1.23cm" svg:height="0.489cm" svg:x="22.174cm" svg:y="5.853cm">
          <draw:text-box>
            <text:p text:style-name="P2"><text:span text:style-name="T2">Krypton</text:span></text:p>
          </draw:text-box>
        </draw:frame>
        <draw:frame draw:style-name="gr2" draw:text-style-name="P4" draw:layer="layout" svg:width="1.133cm" svg:height="0.489cm" svg:x="16.747cm" svg:y="7.12cm">
          <draw:text-box>
            <text:p text:style-name="P2"><text:span text:style-name="T2">Indium</text:span></text:p>
          </draw:text-box>
        </draw:frame>
        <draw:frame draw:style-name="gr2" draw:text-style-name="P4" draw:layer="layout" svg:width="0.781cm" svg:height="0.489cm" svg:x="18.028cm" svg:y="7.13cm">
          <draw:text-box>
            <text:p text:style-name="P2"><text:span text:style-name="T2">Tin</text:span></text:p>
          </draw:text-box>
        </draw:frame>
        <draw:frame draw:style-name="gr2" draw:text-style-name="P4" draw:layer="layout" svg:width="1.374cm" svg:height="0.489cm" svg:x="18.917cm" svg:y="7.139cm">
          <draw:text-box>
            <text:p text:style-name="P2"><text:span text:style-name="T2">Antimony</text:span></text:p>
          </draw:text-box>
        </draw:frame>
        <draw:frame draw:style-name="gr2" draw:text-style-name="P4" draw:layer="layout" svg:width="1.344cm" svg:height="0.489cm" svg:x="20.005cm" svg:y="7.143cm">
          <draw:text-box>
            <text:p text:style-name="P2"><text:span text:style-name="T2">Tellurium</text:span></text:p>
          </draw:text-box>
        </draw:frame>
        <draw:frame draw:style-name="gr2" draw:text-style-name="P4" draw:layer="layout" svg:width="1.078cm" svg:height="0.489cm" svg:x="21.174cm" svg:y="7.128cm">
          <draw:text-box>
            <text:p text:style-name="P2"><text:span text:style-name="T2">Iodine</text:span></text:p>
          </draw:text-box>
        </draw:frame>
        <draw:frame draw:style-name="gr2" draw:text-style-name="P4" draw:layer="layout" svg:width="1.107cm" svg:height="0.489cm" svg:x="22.22cm" svg:y="7.139cm">
          <draw:text-box>
            <text:p text:style-name="P2"><text:span text:style-name="T2">Xenon</text:span></text:p>
          </draw:text-box>
        </draw:frame>
        <draw:frame draw:style-name="gr2" draw:text-style-name="P4" draw:layer="layout" svg:width="1.294cm" svg:height="0.489cm" svg:x="16.662cm" svg:y="8.429cm">
          <draw:text-box>
            <text:p text:style-name="P2"><text:span text:style-name="T2">Thallium</text:span></text:p>
          </draw:text-box>
        </draw:frame>
        <draw:frame draw:style-name="gr2" draw:text-style-name="P4" draw:layer="layout" svg:width="0.976cm" svg:height="0.489cm" svg:x="17.99cm" svg:y="8.44cm">
          <draw:text-box>
            <text:p text:style-name="P2"><text:span text:style-name="T2">Lead</text:span></text:p>
          </draw:text-box>
        </draw:frame>
        <draw:frame draw:style-name="gr2" draw:text-style-name="P4" draw:layer="layout" svg:width="1.264cm" svg:height="0.489cm" svg:x="18.813cm" svg:y="8.44cm">
          <draw:text-box>
            <text:p text:style-name="P2"><text:span text:style-name="T2">Bismuth</text:span></text:p>
          </draw:text-box>
        </draw:frame>
        <draw:frame draw:style-name="gr2" draw:text-style-name="P4" draw:layer="layout" svg:width="1.378cm" svg:height="0.489cm" svg:x="19.921cm" svg:y="8.45cm">
          <draw:text-box>
            <text:p text:style-name="P2"><text:span text:style-name="T2">Polonium</text:span></text:p>
          </draw:text-box>
        </draw:frame>
        <draw:frame draw:style-name="gr2" draw:text-style-name="P4" draw:layer="layout" svg:width="1.264cm" svg:height="0.489cm" svg:x="21.067cm" svg:y="8.452cm">
          <draw:text-box>
            <text:p text:style-name="P2"><text:span text:style-name="T2">Astatine</text:span></text:p>
          </draw:text-box>
        </draw:frame>
        <draw:frame draw:style-name="gr2" draw:text-style-name="P4" draw:layer="layout" svg:width="1.124cm" svg:height="0.489cm" svg:x="22.128cm" svg:y="8.46cm">
          <draw:text-box>
            <text:p text:style-name="P2"><text:span text:style-name="T2">Radon</text:span></text:p>
          </draw:text-box>
        </draw:frame>
        <draw:frame draw:style-name="gr2" draw:text-style-name="P4" draw:layer="layout" svg:width="0.608cm" svg:height="0.489cm" svg:x="18.547cm" svg:y="3.454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7.469cm" svg:y="3.454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7.473cm" svg:y="4.776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7.473cm" svg:y="6.062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8.547cm" svg:y="4.747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8.547cm" svg:y="6.048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8.547cm" svg:y="8.649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8.547cm" svg:y="7.37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7.447cm" svg:y="7.339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9.605cm" svg:y="7.38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9.605cm" svg:y="6.081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9.605cm" svg:y="4.766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19.585cm" svg:y="8.666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20.685cm" svg:y="8.667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21.801cm" svg:y="8.668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21.801cm" svg:y="7.369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20.721cm" svg:y="7.37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20.721cm" svg:y="6.071cm">
          <draw:text-box>
            <text:p text:style-name="P2"><text:span text:style-name="T2">s</text:span></text:p>
          </draw:text-box>
        </draw:frame>
        <draw:frame draw:style-name="gr2" draw:text-style-name="P4" draw:layer="layout" svg:width="0.608cm" svg:height="0.489cm" svg:x="20.721cm" svg:y="4.772cm">
          <draw:text-box>
            <text:p text:style-name="P2"><text:span text:style-name="T2">s</text:span></text:p>
          </draw:text-box>
        </draw:frame>
        <draw:frame draw:style-name="gr2" draw:text-style-name="P4" draw:layer="layout" svg:width="0.621cm" svg:height="0.489cm" svg:x="19.624cm" svg:y="3.454cm">
          <draw:text-box>
            <text:p text:style-name="P2"><text:span text:style-name="T2">g</text:span></text:p>
          </draw:text-box>
        </draw:frame>
        <draw:frame draw:style-name="gr2" draw:text-style-name="P4" draw:layer="layout" svg:width="0.621cm" svg:height="0.489cm" svg:x="20.725cm" svg:y="3.455cm">
          <draw:text-box>
            <text:p text:style-name="P2"><text:span text:style-name="T2">g</text:span></text:p>
          </draw:text-box>
        </draw:frame>
        <draw:frame draw:style-name="gr2" draw:text-style-name="P4" draw:layer="layout" svg:width="0.621cm" svg:height="0.489cm" svg:x="21.858cm" svg:y="3.472cm">
          <draw:text-box>
            <text:p text:style-name="P2"><text:span text:style-name="T2">g</text:span></text:p>
          </draw:text-box>
        </draw:frame>
        <draw:frame draw:style-name="gr2" draw:text-style-name="P4" draw:layer="layout" svg:width="0.621cm" svg:height="0.489cm" svg:x="22.927cm" svg:y="3.457cm">
          <draw:text-box>
            <text:p text:style-name="P2"><text:span text:style-name="T2">g</text:span></text:p>
          </draw:text-box>
        </draw:frame>
        <draw:frame draw:style-name="gr2" draw:text-style-name="P4" draw:layer="layout" svg:width="0.621cm" svg:height="0.489cm" svg:x="22.976cm" svg:y="2.174cm">
          <draw:text-box>
            <text:p text:style-name="P2"><text:span text:style-name="T2">g</text:span></text:p>
          </draw:text-box>
        </draw:frame>
        <draw:frame draw:style-name="gr2" draw:text-style-name="P4" draw:layer="layout" svg:width="0.621cm" svg:height="0.489cm" svg:x="22.909cm" svg:y="4.739cm">
          <draw:text-box>
            <text:p text:style-name="P2"><text:span text:style-name="T2">g</text:span></text:p>
          </draw:text-box>
        </draw:frame>
        <draw:frame draw:style-name="gr2" draw:text-style-name="P4" draw:layer="layout" svg:width="0.621cm" svg:height="0.489cm" svg:x="21.842cm" svg:y="4.756cm">
          <draw:text-box>
            <text:p text:style-name="P2"><text:span text:style-name="T2">g</text:span></text:p>
          </draw:text-box>
        </draw:frame>
        <draw:frame draw:style-name="gr2" draw:text-style-name="P4" draw:layer="layout" svg:width="0.549cm" svg:height="0.489cm" svg:x="21.891cm" svg:y="6.057cm">
          <draw:text-box>
            <text:p text:style-name="P2"><text:span text:style-name="T2">l</text:span></text:p>
          </draw:text-box>
        </draw:frame>
        <draw:frame draw:style-name="gr2" draw:text-style-name="P4" draw:layer="layout" svg:width="0.621cm" svg:height="0.489cm" svg:x="22.91cm" svg:y="6.02cm">
          <draw:text-box>
            <text:p text:style-name="P2"><text:span text:style-name="T2">g</text:span></text:p>
          </draw:text-box>
        </draw:frame>
        <draw:frame draw:style-name="gr2" draw:text-style-name="P4" draw:layer="layout" svg:width="0.621cm" svg:height="0.489cm" svg:x="22.911cm" svg:y="7.373cm">
          <draw:text-box>
            <text:p text:style-name="P2"><text:span text:style-name="T2">g</text:span></text:p>
          </draw:text-box>
        </draw:frame>
        <draw:frame draw:style-name="gr2" draw:text-style-name="P4" draw:layer="layout" svg:width="0.621cm" svg:height="0.489cm" svg:x="22.912cm" svg:y="8.638cm">
          <draw:text-box>
            <text:p text:style-name="P2"><text:span text:style-name="T2">g</text:span></text:p>
          </draw:text-box>
        </draw:frame>
        <draw:frame draw:style-name="gr2" draw:text-style-name="P4" draw:layer="layout" svg:width="0.608cm" svg:height="0.489cm" svg:x="7.629cm" svg:y="7.303cm">
          <draw:text-box>
            <text:p text:style-name="P2"><text:span text:style-name="T2">s</text:span></text:p>
          </draw:text-box>
        </draw:frame>
        <draw:frame draw:style-name="gr2" draw:text-style-name="P5" draw:layer="layout" svg:width="0.659cm" svg:height="0.569cm" svg:x="0.713cm" svg:y="6.073cm">
          <draw:text-box>
            <text:p text:style-name="P2"><text:span text:style-name="T3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5.2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06-16T22:23:12</meta:creation-date>
    <dc:creator>Jussi Eloranta</dc:creator>
    <dc:date>2007-11-21T23:13:08</dc:date>
    <meta:editing-cycles>248</meta:editing-cycles>
    <meta:editing-duration>PT13H39M6S</meta:editing-duration>
    <meta:user-defined meta:name="Info 1"/>
    <meta:user-defined meta:name="Info 2"/>
    <meta:user-defined meta:name="Info 3"/>
    <meta:user-defined meta:name="Info 4"/>
    <meta:document-statistic meta:object-count="598"/>
  </office:meta>
</office:document-meta>
</file>